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WenQuanYi Zen Hei Sharp1" svg:font-family="'WenQuanYi Zen Hei Sharp'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1" svg:font-family="FreeMono" style:font-family-generic="swiss" style:font-pitch="variable"/>
    <style:font-face style:name="Jomolhari" svg:font-family="Jomolha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L Gothic" svg:font-family="'VL Gothic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Jomolhari" fo:font-size="16pt" fo:font-weight="bold" officeooo:paragraph-rsid="001810e1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Jomolhari" fo:font-size="13pt" officeooo:paragraph-rsid="00288e6d" style:font-size-asian="13pt" style:font-size-complex="13pt"/>
    </style:style>
    <style:style style:name="P3" style:family="paragraph" style:parent-style-name="Standard">
      <style:text-properties style:font-name="Jomolhari" fo:font-size="13pt" fo:font-weight="bold" officeooo:rsid="001810e1" officeooo:paragraph-rsid="001810e1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paragraph-rsid="018e3118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Jomolhari" fo:font-size="13pt" style:text-underline-style="none" fo:font-weight="normal" officeooo:paragraph-rsid="01a69ee1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Jomolhari" fo:font-size="13pt" style:text-underline-style="none" fo:font-weight="normal" officeooo:paragraph-rsid="01ab3992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0953fb6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10dce35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180f0ec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Jomolhari" fo:font-size="13pt" style:text-underline-style="none" fo:font-weight="bold" officeooo:rsid="01044023" officeooo:paragraph-rsid="01af2a5f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style:font-name="Jomolhari1" fo:font-size="13pt" officeooo:rsid="0005a09a" officeooo:paragraph-rsid="00288e6d" style:font-size-asian="13pt" style:font-size-complex="13pt"/>
    </style:style>
    <style:style style:name="P12" style:family="paragraph" style:parent-style-name="Standard">
      <style:paragraph-properties fo:text-align="center" style:justify-single-word="false"/>
      <style:text-properties fo:color="#000000" style:font-name="Jomolhari1" fo:font-size="13pt" officeooo:paragraph-rsid="00288e6d" style:font-size-asian="13pt" style:font-size-complex="13pt"/>
    </style:style>
    <style:style style:name="P13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paragraph-rsid="00288e6d" style:font-size-asian="13pt" style:font-size-complex="13pt"/>
    </style:style>
    <style:style style:name="P14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rsid="03719761" officeooo:paragraph-rsid="00288e6d" style:font-size-asian="13pt" style:font-size-complex="13pt"/>
    </style:style>
    <style:style style:name="P15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rsid="0005a09a" officeooo:paragraph-rsid="00288e6d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086b291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1d7fa7d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b28a2" officeooo:paragraph-rsid="007d85da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06bd6" officeooo:paragraph-rsid="007d85da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2afd29" officeooo:paragraph-rsid="002afd29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2efce" officeooo:paragraph-rsid="0086b291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cf827" officeooo:paragraph-rsid="003cf827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43487d" officeooo:paragraph-rsid="0043487d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e0081" officeooo:paragraph-rsid="003e0081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2cfe84" officeooo:paragraph-rsid="002afd29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ac8f4e" officeooo:paragraph-rsid="00fe11cd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fe11cd" officeooo:paragraph-rsid="00fe11cd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1b545c" officeooo:paragraph-rsid="0108beb1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044023" officeooo:paragraph-rsid="0108beb1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044023" officeooo:paragraph-rsid="00ffdc51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d42780" officeooo:paragraph-rsid="00f443d5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115540" officeooo:paragraph-rsid="014f0d53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c82819" officeooo:paragraph-rsid="01c82819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189541" officeooo:paragraph-rsid="0108beb1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d268e8" officeooo:paragraph-rsid="01d268e8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bold" officeooo:rsid="0112b87c" officeooo:paragraph-rsid="0108beb1" style:font-size-asian="13pt" style:font-weight-asian="bold" style:font-size-complex="13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style:font-name="Jomolhari1" fo:font-size="13pt" fo:font-style="italic" style:text-underline-style="none" fo:font-weight="normal" officeooo:rsid="010b5b7a" officeooo:paragraph-rsid="010b5b7a" style:font-size-asian="13pt" style:font-style-asian="italic" style:font-weight-asian="normal" style:font-size-complex="13pt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paragraph-rsid="0043487d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paragraph-rsid="004fc5a1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43d33a" officeooo:paragraph-rsid="0043487d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517544" officeooo:paragraph-rsid="00517544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94a78b" officeooo:paragraph-rsid="0094a78b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94a78b" officeooo:paragraph-rsid="0108beb1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ad6f0a" officeooo:paragraph-rsid="00f443d5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ac8f4e" officeooo:paragraph-rsid="00ebd495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1fad9e" officeooo:paragraph-rsid="0108beb1" style:font-size-asian="13pt" style:font-weight-asian="normal" style:font-size-complex="13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1b545c" officeooo:paragraph-rsid="0108beb1" style:font-size-asian="13pt" style:font-weight-asian="normal" style:font-size-complex="13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1efe8c" officeooo:paragraph-rsid="0108beb1" style:font-size-asian="13pt" style:font-weight-asian="normal" style:font-size-complex="13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108beb1" style:font-size-asian="13pt" style:font-weight-asian="normal" style:font-size-complex="13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1655df9" style:font-size-asian="13pt" style:font-weight-asian="normal" style:font-size-complex="13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16ce6da" style:font-size-asian="13pt" style:font-weight-asian="normal" style:font-size-complex="13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16dc3fa" style:font-size-asian="13pt" style:font-weight-asian="normal" style:font-size-complex="13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1d50b20" style:font-size-asian="13pt" style:font-weight-asian="normal" style:font-size-complex="13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655df9" officeooo:paragraph-rsid="01655df9" style:font-size-asian="13pt" style:font-weight-asian="normal" style:font-size-complex="13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655df9" officeooo:paragraph-rsid="01d50b20" style:font-size-asian="13pt" style:font-weight-asian="normal" style:font-size-complex="13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698e40" officeooo:paragraph-rsid="01698e40" style:font-size-asian="13pt" style:font-weight-asian="normal" style:font-size-complex="13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7c82b7" officeooo:paragraph-rsid="017c82b7" style:font-size-asian="13pt" style:font-weight-asian="normal" style:font-size-complex="13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6ce6da" officeooo:paragraph-rsid="016ce6da" style:font-size-asian="13pt" style:font-weight-asian="normal" style:font-size-complex="13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6e213c" officeooo:paragraph-rsid="016dc3fa" style:font-size-asian="13pt" style:font-weight-asian="normal" style:font-size-complex="13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8e3118" officeooo:paragraph-rsid="01a69ee1" style:font-size-asian="13pt" style:font-weight-asian="normal" style:font-size-complex="13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b0b0eb" officeooo:paragraph-rsid="01b0b0eb" style:font-size-asian="13pt" style:font-weight-asian="normal" style:font-size-complex="13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b0b0eb" officeooo:paragraph-rsid="01b2c733" style:font-size-asian="13pt" style:font-weight-asian="normal" style:font-size-complex="13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b804e3" officeooo:paragraph-rsid="01bcbfa6" style:font-size-asian="13pt" style:font-weight-asian="normal" style:font-size-complex="13pt" style:font-weight-complex="normal"/>
    </style:style>
    <style:style style:name="P64" style:family="paragraph" style:parent-style-name="Standard">
      <style:paragraph-properties fo:text-align="start" style:justify-single-word="false" style:text-autospace="none"/>
      <style:text-properties fo:color="#000000" style:font-name="FreeMono1" fo:font-size="13pt" style:text-underline-style="none" fo:font-weight="normal" officeooo:rsid="018e3118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7d70d7" officeooo:paragraph-rsid="008fc3c0" style:font-size-asian="13pt" style:font-weight-asian="normal" style:font-size-complex="13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8fc3c0" officeooo:paragraph-rsid="008fc3c0" style:font-size-asian="13pt" style:font-weight-asian="normal" style:font-size-complex="13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07ee1" officeooo:paragraph-rsid="008fc3c0" style:font-size-asian="13pt" style:font-weight-asian="normal" style:font-size-complex="13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d7ee6d" style:font-size-asian="13pt" style:font-weight-asian="normal" style:font-size-complex="13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e528b7" style:font-size-asian="13pt" style:font-weight-asian="normal" style:font-size-complex="13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f443d5" style:font-size-asian="13pt" style:font-weight-asian="normal" style:font-size-complex="13pt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f9ab91" style:font-size-asian="13pt" style:font-weight-asian="normal" style:font-size-complex="13pt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1b8b5c6" style:font-size-asian="13pt" style:font-weight-asian="normal" style:font-size-complex="13pt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1bcbfa6" style:font-size-asian="13pt" style:font-weight-asian="normal" style:font-size-complex="13pt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152bf3e" style:font-size-asian="13pt" style:font-weight-asian="normal" style:font-size-complex="13pt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91ab7" officeooo:paragraph-rsid="00ffdc51" style:font-size-asian="13pt" style:font-weight-asian="normal" style:font-size-complex="13pt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91ab7" officeooo:paragraph-rsid="01d116d7" style:font-size-asian="13pt" style:font-weight-asian="normal" style:font-size-complex="13pt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b2b256" officeooo:paragraph-rsid="00f9ab91" style:font-size-asian="13pt" style:font-weight-asian="normal" style:font-size-complex="13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1efe8c" officeooo:paragraph-rsid="0108beb1" style:font-size-asian="13pt" style:font-weight-asian="normal" style:font-size-complex="13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044023" officeooo:paragraph-rsid="0167c857" style:font-size-asian="13pt" style:font-weight-asian="normal" style:font-size-complex="13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044023" officeooo:paragraph-rsid="01747c8e" style:font-size-asian="13pt" style:font-weight-asian="normal" style:font-size-complex="13pt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044023" officeooo:paragraph-rsid="017b9caf" style:font-size-asian="13pt" style:font-weight-asian="normal" style:font-size-complex="13pt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67c857" officeooo:paragraph-rsid="0167c857" style:font-size-asian="13pt" style:font-weight-asian="normal" style:font-size-complex="13pt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6ce6da" officeooo:paragraph-rsid="016ce6da" style:font-size-asian="13pt" style:font-weight-asian="normal" style:font-size-complex="13pt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77f445" officeooo:paragraph-rsid="0177f445" style:font-size-asian="13pt" style:font-weight-asian="normal" style:font-size-complex="13pt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78a90e" officeooo:paragraph-rsid="017b9caf" style:font-size-asian="13pt" style:font-weight-asian="normal" style:font-size-complex="13pt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859010" officeooo:paragraph-rsid="017b9caf" style:font-size-asian="13pt" style:font-weight-asian="normal" style:font-size-complex="13pt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b0b0eb" officeooo:paragraph-rsid="01b0b0eb" style:font-size-asian="13pt" style:font-weight-asian="normal" style:font-size-complex="13pt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b0b0eb" officeooo:paragraph-rsid="01b2c733" style:font-size-asian="13pt" style:font-weight-asian="normal" style:font-size-complex="13pt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b0b0eb" officeooo:paragraph-rsid="01b4d6bb" style:font-size-asian="13pt" style:font-weight-asian="normal" style:font-size-complex="13pt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c82819" officeooo:paragraph-rsid="01c82819" style:font-size-asian="13pt" style:font-weight-asian="normal" style:font-size-complex="13pt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efbb1" officeooo:paragraph-rsid="0094a78b" style:font-size-asian="13pt" style:font-weight-asian="normal" style:font-size-complex="13pt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d36fac" officeooo:paragraph-rsid="01d36fac" style:font-size-asian="13pt" style:font-weight-asian="normal" style:font-size-complex="13pt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b9800f" officeooo:paragraph-rsid="01d6180d" style:font-size-asian="13pt" style:font-weight-asian="normal" style:font-size-complex="13pt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8fc3c0" officeooo:paragraph-rsid="008fc3c0" style:font-size-asian="13pt" style:font-weight-asian="bold" style:font-size-complex="13pt" style:font-weight-complex="bold"/>
    </style:style>
    <style:style style:name="P9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9f805e" officeooo:paragraph-rsid="009f805e" style:font-size-asian="13pt" style:font-weight-asian="bold" style:font-size-complex="13pt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d42780" officeooo:paragraph-rsid="00d42780" style:font-size-asian="13pt" style:font-weight-asian="bold" style:font-size-complex="13pt" style:font-weight-complex="bold"/>
    </style:style>
    <style:style style:name="P97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f9ab91" officeooo:paragraph-rsid="00f9ab91" style:font-size-asian="13pt" style:font-weight-asian="bold" style:font-size-complex="13pt" style:font-weight-complex="bold"/>
    </style:style>
    <style:style style:name="P9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1044023" officeooo:paragraph-rsid="01b0b0eb" style:font-size-asian="13pt" style:font-weight-asian="bold" style:font-size-complex="13pt" style:font-weight-complex="bold"/>
    </style:style>
    <style:style style:name="P9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1044023" officeooo:paragraph-rsid="01b4d6bb" style:font-size-asian="13pt" style:font-weight-asian="bold" style:font-size-complex="13pt" style:font-weight-complex="bold"/>
    </style:style>
    <style:style style:name="P100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07d70d7" officeooo:paragraph-rsid="007d70d7" style:font-size-asian="16pt" style:font-weight-asian="bold" style:font-size-complex="16pt" style:font-weight-complex="bold"/>
    </style:style>
    <style:style style:name="P101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07d70d7" officeooo:paragraph-rsid="007200c7" style:font-size-asian="16pt" style:font-weight-asian="bold" style:font-size-complex="16pt" style:font-weight-complex="bold"/>
    </style:style>
    <style:style style:name="P102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1044023" officeooo:paragraph-rsid="018877fe" style:font-size-asian="16pt" style:font-weight-asian="bold" style:font-size-complex="16pt" style:font-weight-complex="bold"/>
    </style:style>
    <style:style style:name="P103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1044023" officeooo:paragraph-rsid="0198db4e" style:font-size-asian="16pt" style:font-weight-asian="bold" style:font-size-complex="16pt" style:font-weight-complex="bold"/>
    </style:style>
    <style:style style:name="P104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1044023" officeooo:paragraph-rsid="01a69ee1" style:font-size-asian="16pt" style:font-weight-asian="bold" style:font-size-complex="16pt" style:font-weight-complex="bold"/>
    </style:style>
    <style:style style:name="P105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164a3c3" officeooo:paragraph-rsid="0164a3c3" style:font-size-asian="16pt" style:font-weight-asian="bold" style:font-size-complex="16pt" style:font-weight-complex="bold"/>
    </style:style>
    <style:style style:name="P106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8877fe" officeooo:paragraph-rsid="018877fe" style:font-size-asian="13pt" style:font-weight-asian="normal" style:font-size-complex="13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8877fe" officeooo:paragraph-rsid="01972683" style:font-size-asian="13pt" style:font-weight-asian="normal" style:font-size-complex="13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98db4e" officeooo:paragraph-rsid="0198db4e" style:font-size-asian="13pt" style:font-weight-asian="normal" style:font-size-complex="13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98db4e" officeooo:paragraph-rsid="01a69ee1" style:font-name-asian="FreeMono" style:font-size-asian="13pt" style:font-weight-asian="normal" style:font-name-complex="FreeMono" style:font-size-complex="13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Jomolhari1" fo:font-size="13pt" officeooo:paragraph-rsid="002afd29" style:font-size-asian="13pt" style:font-size-complex="13pt"/>
    </style:style>
    <style:style style:name="P111" style:family="paragraph" style:parent-style-name="Standard">
      <style:paragraph-properties fo:text-align="start" style:justify-single-word="false"/>
      <style:text-properties style:font-name="FreeMono1" officeooo:paragraph-rsid="0094a78b"/>
    </style:style>
    <style:style style:name="P112" style:family="paragraph" style:parent-style-name="Standard">
      <style:text-properties style:font-name="FreeMono1" officeooo:rsid="01227719" officeooo:paragraph-rsid="0108beb1"/>
    </style:style>
    <style:style style:name="P113" style:family="paragraph" style:parent-style-name="Standard">
      <style:text-properties style:font-name="FreeMono1" officeooo:rsid="0121e36c" officeooo:paragraph-rsid="0108beb1"/>
    </style:style>
    <style:style style:name="P114" style:family="paragraph" style:parent-style-name="Standard">
      <style:text-properties style:font-name="FreeMono1" officeooo:paragraph-rsid="0108beb1"/>
    </style:style>
    <style:style style:name="P115" style:family="paragraph" style:parent-style-name="Standard">
      <style:paragraph-properties fo:text-align="start" style:justify-single-word="false" style:text-autospace="none"/>
      <style:text-properties style:font-name="FreeMono1" fo:font-size="13pt" style:text-underline-style="none" fo:font-weight="normal" officeooo:rsid="004fc4e4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116" style:family="paragraph" style:parent-style-name="Standard">
      <style:paragraph-properties fo:text-align="start" style:justify-single-word="false" style:text-autospace="none"/>
      <style:text-properties style:font-name="FreeMono1" fo:font-size="13pt" style:text-underline-style="none" fo:font-weight="normal" officeooo:rsid="0090f2d4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117" style:family="paragraph" style:parent-style-name="Standard">
      <style:paragraph-properties fo:text-align="start" style:justify-single-word="false" style:text-autospace="none"/>
      <style:text-properties style:font-name="FreeMono1" fo:font-size="13pt" style:text-underline-style="none" fo:font-weight="normal" officeooo:rsid="0180f0ec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118" style:family="paragraph" style:parent-style-name="Standard">
      <style:paragraph-properties fo:text-align="start" style:justify-single-word="false" style:text-autospace="none"/>
      <style:text-properties style:font-name="FreeMono1" fo:font-size="13pt" style:text-underline-style="none" fo:font-weight="normal" officeooo:rsid="0181c49d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119" style:family="paragraph" style:parent-style-name="Standard">
      <style:paragraph-properties style:text-autospace="none"/>
      <style:text-properties style:font-name="FreeMono1" fo:font-size="13pt" officeooo:paragraph-rsid="018e3118" style:font-name-asian="FreeMono" style:font-size-asian="13pt" style:font-name-complex="FreeMono" style:font-size-complex="13pt"/>
    </style:style>
    <style:style style:name="P120" style:family="paragraph" style:parent-style-name="Standard">
      <style:paragraph-properties style:text-autospace="none"/>
      <style:text-properties style:font-name="FreeMono1" fo:font-size="13pt" fo:font-style="normal" fo:font-weight="normal" officeooo:rsid="0181c49d" officeooo:paragraph-rsid="018e3118" style:font-name-asian="FreeMono" style:font-size-asian="13pt" style:font-style-asian="normal" style:font-weight-asian="normal" style:font-name-complex="FreeMono" style:font-size-complex="13pt" style:font-style-complex="normal" style:font-weight-complex="normal"/>
    </style:style>
    <style:style style:name="P121" style:family="paragraph" style:parent-style-name="Standard">
      <style:paragraph-properties fo:text-align="start" style:justify-single-word="false"/>
      <style:text-properties officeooo:paragraph-rsid="00907ee1"/>
    </style:style>
    <style:style style:name="P122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e4cd9b" officeooo:paragraph-rsid="01e98d09" style:font-size-asian="13pt" style:font-weight-asian="normal" style:font-size-complex="13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3e0081" officeooo:paragraph-rsid="003e0081" style:font-size-asian="13pt" style:font-weight-asian="normal" style:font-size-complex="13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655df9" officeooo:paragraph-rsid="01d50b20" style:font-size-asian="13pt" style:font-weight-asian="normal" style:font-size-complex="13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2011263" style:font-size-asian="13pt" style:font-weight-asian="normal" style:font-size-complex="13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c82819" officeooo:paragraph-rsid="01f7ee1f" style:font-size-asian="13pt" style:font-weight-asian="normal" style:font-size-complex="13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style:font-name="Jomolhari" fo:font-size="13pt" fo:font-style="normal" style:text-underline-style="none" fo:font-weight="normal" officeooo:rsid="01389753" officeooo:paragraph-rsid="01338b22" style:font-size-asian="13pt" style:font-style-asian="normal" style:font-weight-asian="normal" style:font-size-complex="13pt" style:font-style-complex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da9c2d" officeooo:paragraph-rsid="004cf77c" style:font-size-asian="13pt" style:font-weight-asian="normal" style:font-size-complex="13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43d33a" officeooo:paragraph-rsid="01e98d09" style:font-size-asian="13pt" style:font-weight-asian="normal" style:font-size-complex="13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paragraph-rsid="01e98d09" style:font-size-asian="13pt" style:font-weight-asian="normal" style:font-size-complex="13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94a78b" officeooo:paragraph-rsid="0094a78b" style:font-size-asian="13pt" style:font-weight-asian="normal" style:font-size-complex="13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c3d0d9" officeooo:paragraph-rsid="01c3d0d9" style:font-size-asian="13pt" style:font-weight-asian="normal" style:font-size-complex="13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11a4c32" style:font-size-asian="13pt" style:font-weight-asian="normal" style:font-size-complex="13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b28a2" officeooo:paragraph-rsid="01f1f1cf" style:font-size-asian="13pt" style:font-weight-asian="normal" style:font-size-complex="13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d42780" officeooo:paragraph-rsid="00f443d5" style:font-size-asian="13pt" style:font-weight-asian="normal" style:font-size-complex="13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style:font-name="Jomolhari1" fo:font-size="13pt" fo:font-style="normal" style:text-underline-style="none" fo:font-weight="normal" officeooo:rsid="011a4c32" officeooo:paragraph-rsid="011a4c32" style:font-size-asian="13pt" style:font-style-asian="normal" style:font-weight-asian="normal" style:font-size-complex="13pt" style:font-style-complex="normal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991ab7" officeooo:paragraph-rsid="01f4aa0a" style:font-size-asian="13pt" style:font-weight-asian="normal" style:font-size-complex="13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991ab7" officeooo:paragraph-rsid="01f7ee1f" style:font-size-asian="13pt" style:font-weight-asian="normal" style:font-size-complex="13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991ab7" officeooo:paragraph-rsid="01fa533d" style:font-size-asian="13pt" style:font-weight-asian="normal" style:font-size-complex="13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c82819" officeooo:paragraph-rsid="01f7ee1f" style:font-size-asian="13pt" style:font-weight-asian="normal" style:font-size-complex="13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94a78b" officeooo:paragraph-rsid="00ebd495" style:font-size-asian="13pt" style:font-weight-asian="normal" style:font-size-complex="13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ac8f4e" officeooo:paragraph-rsid="01fee456" style:font-size-asian="13pt" style:font-weight-asian="normal" style:font-size-complex="13pt" style:font-weight-complex="normal"/>
    </style:style>
    <style:style style:name="P143" style:family="paragraph" style:parent-style-name="Standard">
      <style:paragraph-properties fo:text-align="start" style:justify-single-word="false"/>
      <style:text-properties officeooo:paragraph-rsid="01dfe20d"/>
    </style:style>
    <style:style style:name="P144" style:family="paragraph" style:parent-style-name="Standard">
      <style:paragraph-properties fo:text-align="start" style:justify-single-word="false"/>
      <style:text-properties style:font-name="FreeMono1" officeooo:paragraph-rsid="0094a78b"/>
    </style:style>
    <style:style style:name="P145" style:family="paragraph">
      <style:paragraph-properties fo:text-align="center"/>
    </style:style>
    <style:style style:name="T1" style:family="text">
      <style:text-properties officeooo:rsid="001810e1"/>
    </style:style>
    <style:style style:name="T2" style:family="text">
      <style:text-properties officeooo:rsid="0018b72f"/>
    </style:style>
    <style:style style:name="T3" style:family="text">
      <style:text-properties style:font-name="FreeMono1"/>
    </style:style>
    <style:style style:name="T4" style:family="text">
      <style:text-properties style:font-name="FreeMono1" officeooo:rsid="007200c7"/>
    </style:style>
    <style:style style:name="T5" style:family="text">
      <style:text-properties style:font-name="FreeMono1" officeooo:rsid="00ad103c"/>
    </style:style>
    <style:style style:name="T6" style:family="text">
      <style:text-properties style:font-name="FreeMono1" officeooo:rsid="00b804e3"/>
    </style:style>
    <style:style style:name="T7" style:family="text">
      <style:text-properties style:font-name="FreeMono1" officeooo:rsid="00b9656e"/>
    </style:style>
    <style:style style:name="T8" style:family="text">
      <style:text-properties style:font-name="FreeMono1" officeooo:rsid="00cb20f3"/>
    </style:style>
    <style:style style:name="T9" style:family="text">
      <style:text-properties style:font-name="FreeMono1" officeooo:rsid="00ac8f4e"/>
    </style:style>
    <style:style style:name="T10" style:family="text">
      <style:text-properties style:font-name="FreeMono1" officeooo:rsid="00ea2bba"/>
    </style:style>
    <style:style style:name="T11" style:family="text">
      <style:text-properties style:font-name="FreeMono1" officeooo:rsid="00ed749e"/>
    </style:style>
    <style:style style:name="T12" style:family="text">
      <style:text-properties style:font-name="FreeMono1" officeooo:rsid="00eeb3a3"/>
    </style:style>
    <style:style style:name="T13" style:family="text">
      <style:text-properties style:font-name="FreeMono1" officeooo:rsid="00f02d5b"/>
    </style:style>
    <style:style style:name="T14" style:family="text">
      <style:text-properties style:font-name="FreeMono1" officeooo:rsid="0102d0ef"/>
    </style:style>
    <style:style style:name="T15" style:family="text">
      <style:text-properties style:font-name="FreeMono1" officeooo:rsid="01044023"/>
    </style:style>
    <style:style style:name="T16" style:family="text">
      <style:text-properties style:font-name="FreeMono1" officeooo:rsid="0114094b"/>
    </style:style>
    <style:style style:name="T17" style:family="text">
      <style:text-properties style:font-name="FreeMono1" officeooo:rsid="0114970b"/>
    </style:style>
    <style:style style:name="T18" style:family="text">
      <style:text-properties style:font-name="FreeMono1" officeooo:rsid="010b5b7a"/>
    </style:style>
    <style:style style:name="T19" style:family="text">
      <style:text-properties style:font-name="FreeMono1" fo:font-size="13pt" style:font-size-asian="13pt" style:font-size-complex="13pt"/>
    </style:style>
    <style:style style:name="T20" style:family="text">
      <style:text-properties style:font-name="FreeMono1" fo:font-size="13pt" officeooo:rsid="01338b22" style:font-size-asian="13pt" style:font-size-complex="13pt"/>
    </style:style>
    <style:style style:name="T21" style:family="text">
      <style:text-properties style:font-name="FreeMono1" fo:font-weight="normal" officeooo:rsid="010123cb" style:font-name-asian="FreeMono" style:font-weight-asian="normal" style:font-name-complex="FreeMono" style:font-weight-complex="normal"/>
    </style:style>
    <style:style style:name="T22" style:family="text">
      <style:text-properties style:font-name="FreeMono1" fo:font-weight="normal" officeooo:rsid="01b0b0eb" style:font-weight-asian="normal" style:font-weight-complex="normal"/>
    </style:style>
    <style:style style:name="T23" style:family="text">
      <style:text-properties style:font-name="FreeMono1" fo:font-weight="normal" officeooo:rsid="01b1e7ff" style:font-weight-asian="normal" style:font-weight-complex="normal"/>
    </style:style>
    <style:style style:name="T24" style:family="text">
      <style:text-properties style:font-name="FreeMono1" fo:font-weight="normal" officeooo:rsid="01b29570" style:font-weight-asian="normal" style:font-weight-complex="normal"/>
    </style:style>
    <style:style style:name="T25" style:family="text">
      <style:text-properties style:font-name="FreeMono1" fo:font-weight="normal" officeooo:rsid="01b4d6bb" style:font-weight-asian="normal" style:font-weight-complex="normal"/>
    </style:style>
    <style:style style:name="T26" style:family="text">
      <style:text-properties style:font-name="FreeMono1" fo:font-weight="normal" officeooo:rsid="01b5b887" style:font-weight-asian="normal" style:font-weight-complex="normal"/>
    </style:style>
    <style:style style:name="T27" style:family="text">
      <style:text-properties style:font-name="FreeMono1" officeooo:rsid="0176ad8c"/>
    </style:style>
    <style:style style:name="T28" style:family="text">
      <style:text-properties style:font-name="FreeMono1" officeooo:rsid="017788d2"/>
    </style:style>
    <style:style style:name="T29" style:family="text">
      <style:text-properties style:font-name="FreeMono1" officeooo:rsid="0178a90e"/>
    </style:style>
    <style:style style:name="T30" style:family="text">
      <style:text-properties style:font-name="FreeMono1" officeooo:rsid="017b9caf"/>
    </style:style>
    <style:style style:name="T31" style:family="text">
      <style:text-properties style:font-name="FreeMono1" officeooo:rsid="01929fbc" style:font-name-asian="FreeMono" style:font-name-complex="FreeMono"/>
    </style:style>
    <style:style style:name="T32" style:family="text">
      <style:text-properties style:font-name="FreeMono1" officeooo:rsid="018ec87d" style:font-name-asian="FreeMono" style:font-name-complex="FreeMono"/>
    </style:style>
    <style:style style:name="T33" style:family="text">
      <style:text-properties style:font-name="FreeMono1" officeooo:rsid="01972683" style:font-name-asian="FreeMono" style:font-name-complex="FreeMono"/>
    </style:style>
    <style:style style:name="T34" style:family="text">
      <style:text-properties style:font-name="FreeMono1" officeooo:rsid="019cc1c8" style:font-name-asian="FreeMono" style:font-name-complex="FreeMono"/>
    </style:style>
    <style:style style:name="T35" style:family="text">
      <style:text-properties style:font-name="FreeMono1" officeooo:rsid="0092ca38" style:font-name-asian="FreeMono" style:font-name-complex="FreeMono"/>
    </style:style>
    <style:style style:name="T36" style:family="text">
      <style:text-properties style:font-name="FreeMono1" officeooo:rsid="008f91cd" style:font-name-asian="FreeMono" style:font-name-complex="FreeMono"/>
    </style:style>
    <style:style style:name="T37" style:family="text">
      <style:text-properties style:font-name="FreeMono1" officeooo:rsid="01a54219" style:font-name-asian="FreeMono" style:font-name-complex="FreeMono"/>
    </style:style>
    <style:style style:name="T38" style:family="text">
      <style:text-properties style:font-name="FreeMono1" officeooo:rsid="01ab3992" style:font-name-asian="FreeMono" style:font-name-complex="FreeMono"/>
    </style:style>
    <style:style style:name="T39" style:family="text">
      <style:text-properties style:font-name="FreeMono1" officeooo:rsid="01ade907" style:font-name-asian="FreeMono" style:font-name-complex="FreeMono"/>
    </style:style>
    <style:style style:name="T40" style:family="text">
      <style:text-properties style:font-name="FreeMono1" officeooo:rsid="01bcbfa6"/>
    </style:style>
    <style:style style:name="T41" style:family="text">
      <style:text-properties style:font-name="FreeMono1" officeooo:rsid="01d03d4d"/>
    </style:style>
    <style:style style:name="T42" style:family="text">
      <style:text-properties style:font-name="FreeMono1" officeooo:rsid="01d6180d"/>
    </style:style>
    <style:style style:name="T43" style:family="text">
      <style:text-properties style:font-name="FreeMono1" officeooo:rsid="01d7e53e"/>
    </style:style>
    <style:style style:name="T44" style:family="text">
      <style:text-properties style:font-name="FreeMono1" officeooo:rsid="01714a0f"/>
    </style:style>
    <style:style style:name="T45" style:family="text">
      <style:text-properties style:font-name="FreeMono1" officeooo:rsid="01d7fa7d"/>
    </style:style>
    <style:style style:name="T46" style:family="text">
      <style:text-properties style:font-name="FreeMono1" officeooo:rsid="01e3900b"/>
    </style:style>
    <style:style style:name="T47" style:family="text">
      <style:text-properties style:font-name="FreeMono1" officeooo:rsid="01fc652c"/>
    </style:style>
    <style:style style:name="T48" style:family="text">
      <style:text-properties style:font-name="FreeMono1" officeooo:rsid="01fdd770"/>
    </style:style>
    <style:style style:name="T49" style:family="text">
      <style:text-properties style:font-name="FreeMono1" officeooo:rsid="0200b089"/>
    </style:style>
    <style:style style:name="T50" style:family="text">
      <style:text-properties fo:font-weight="normal" officeooo:rsid="0019b933" style:font-weight-asian="normal" style:font-weight-complex="normal"/>
    </style:style>
    <style:style style:name="T51" style:family="text">
      <style:text-properties fo:font-weight="normal" officeooo:rsid="001b77f1" style:font-weight-asian="normal" style:font-weight-complex="normal"/>
    </style:style>
    <style:style style:name="T52" style:family="text">
      <style:text-properties fo:font-weight="normal" officeooo:rsid="001e4cc3" style:font-weight-asian="normal" style:font-weight-complex="normal"/>
    </style:style>
    <style:style style:name="T53" style:family="text">
      <style:text-properties fo:font-weight="normal" officeooo:rsid="001ff759" style:font-weight-asian="normal" style:font-weight-complex="normal"/>
    </style:style>
    <style:style style:name="T54" style:family="text">
      <style:text-properties fo:font-weight="normal" officeooo:rsid="0025807d" style:font-weight-asian="normal" style:font-weight-complex="normal"/>
    </style:style>
    <style:style style:name="T55" style:family="text">
      <style:text-properties fo:font-weight="normal" officeooo:rsid="00217b28" style:font-weight-asian="normal" style:font-weight-complex="normal"/>
    </style:style>
    <style:style style:name="T56" style:family="text">
      <style:text-properties fo:font-weight="normal" officeooo:rsid="0023e396" style:font-weight-asian="normal" style:font-weight-complex="normal"/>
    </style:style>
    <style:style style:name="T57" style:family="text">
      <style:text-properties fo:font-weight="normal" officeooo:rsid="00288e6d" style:font-weight-asian="normal" style:font-weight-complex="normal"/>
    </style:style>
    <style:style style:name="T58" style:family="text">
      <style:text-properties fo:font-weight="normal" officeooo:rsid="010a8fef" style:font-weight-asian="normal" style:font-weight-complex="normal"/>
    </style:style>
    <style:style style:name="T59" style:family="text">
      <style:text-properties fo:font-weight="normal" officeooo:rsid="01b0b0eb" style:font-weight-asian="normal" style:font-weight-complex="normal"/>
    </style:style>
    <style:style style:name="T60" style:family="text">
      <style:text-properties fo:font-weight="normal" officeooo:rsid="01b4d6bb" style:font-weight-asian="normal" style:font-weight-complex="normal"/>
    </style:style>
    <style:style style:name="T61" style:family="text">
      <style:text-properties fo:font-weight="normal" officeooo:rsid="01b5b887" style:font-weight-asian="normal" style:font-weight-complex="normal"/>
    </style:style>
    <style:style style:name="T62" style:family="text">
      <style:text-properties fo:font-weight="normal" officeooo:rsid="01b6d1ce" style:font-weight-asian="normal" style:font-weight-complex="normal"/>
    </style:style>
    <style:style style:name="T63" style:family="text">
      <style:text-properties fo:font-weight="normal" officeooo:rsid="01b76207" style:font-weight-asian="normal" style:font-weight-complex="normal"/>
    </style:style>
    <style:style style:name="T64" style:family="text">
      <style:text-properties fo:font-weight="normal" officeooo:rsid="01b9800f" style:font-weight-asian="normal" style:font-weight-complex="normal"/>
    </style:style>
    <style:style style:name="T65" style:family="text">
      <style:text-properties fo:font-style="italic" officeooo:rsid="00589877" style:font-style-asian="italic" style:font-style-complex="italic"/>
    </style:style>
    <style:style style:name="T66" style:family="text">
      <style:text-properties fo:font-style="italic" officeooo:rsid="005a0a31" style:font-style-asian="italic" style:font-style-complex="italic"/>
    </style:style>
    <style:style style:name="T67" style:family="text">
      <style:text-properties fo:font-style="italic" officeooo:rsid="010b5b7a" style:font-style-asian="italic" style:font-style-complex="italic"/>
    </style:style>
    <style:style style:name="T68" style:family="text">
      <style:text-properties fo:font-style="italic" officeooo:rsid="010f638a" style:font-style-asian="italic" style:font-style-complex="italic"/>
    </style:style>
    <style:style style:name="T69" style:family="text">
      <style:text-properties fo:font-style="italic" officeooo:rsid="017e7627" style:font-style-asian="italic" style:font-style-complex="italic"/>
    </style:style>
    <style:style style:name="T70" style:family="text">
      <style:text-properties fo:font-style="italic" officeooo:rsid="01c3d0d9" style:font-style-asian="italic" style:font-style-complex="italic"/>
    </style:style>
    <style:style style:name="T71" style:family="text">
      <style:text-properties fo:font-style="italic" officeooo:rsid="01c9b2cb" style:font-style-asian="italic" style:font-style-complex="italic"/>
    </style:style>
    <style:style style:name="T72" style:family="text">
      <style:text-properties fo:font-style="italic" officeooo:rsid="01cb609a" style:font-style-asian="italic" style:font-style-complex="italic"/>
    </style:style>
    <style:style style:name="T73" style:family="text">
      <style:text-properties fo:font-style="italic" officeooo:rsid="01d03d4d" style:font-style-asian="italic" style:font-style-complex="italic"/>
    </style:style>
    <style:style style:name="T74" style:family="text">
      <style:text-properties fo:font-style="italic" officeooo:rsid="01e98d09" style:font-style-asian="italic" style:font-style-complex="italic"/>
    </style:style>
    <style:style style:name="T75" style:family="text">
      <style:text-properties fo:font-style="normal" officeooo:rsid="008fc3c0" style:font-style-asian="normal" style:font-style-complex="normal"/>
    </style:style>
    <style:style style:name="T76" style:family="text">
      <style:text-properties fo:font-style="normal" officeooo:rsid="010a8fef" style:font-style-asian="normal" style:font-style-complex="normal"/>
    </style:style>
    <style:style style:name="T77" style:family="text">
      <style:text-properties fo:font-style="normal" officeooo:rsid="010b5b7a" style:font-style-asian="normal" style:font-style-complex="normal"/>
    </style:style>
    <style:style style:name="T78" style:family="text">
      <style:text-properties fo:font-style="normal" officeooo:rsid="010b6d63" style:font-style-asian="normal" style:font-style-complex="normal"/>
    </style:style>
    <style:style style:name="T79" style:family="text">
      <style:text-properties fo:font-style="normal" officeooo:rsid="01c1d54c" style:font-style-asian="normal" style:font-style-complex="normal"/>
    </style:style>
    <style:style style:name="T80" style:family="text">
      <style:text-properties fo:font-style="normal" officeooo:rsid="01c68865" style:font-style-asian="normal" style:font-style-complex="normal"/>
    </style:style>
    <style:style style:name="T81" style:family="text">
      <style:text-properties fo:font-style="normal" officeooo:rsid="01f19e93" style:font-style-asian="normal" style:font-style-complex="normal"/>
    </style:style>
    <style:style style:name="T8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181c49d" style:font-style-asian="normal" style:font-weight-asian="normal" style:font-style-complex="normal" style:font-weight-complex="normal"/>
    </style:style>
    <style:style style:name="T84" style:family="text">
      <style:text-properties style:font-name="Liberation Serif1" fo:font-weight="normal" officeooo:rsid="00288e6d" style:font-weight-asian="normal" style:font-weight-complex="normal"/>
    </style:style>
    <style:style style:name="T85" style:family="text">
      <style:text-properties style:font-name="Liberation Serif1" fo:font-size="12pt" fo:font-weight="normal" officeooo:rsid="0025807d" style:font-size-asian="12pt" style:font-weight-asian="normal" style:font-size-complex="12pt" style:font-weight-complex="normal"/>
    </style:style>
    <style:style style:name="T86" style:family="text">
      <style:text-properties style:font-name="Liberation Serif1" fo:font-size="12pt" officeooo:rsid="0114094b" style:font-size-asian="12pt" style:font-size-complex="12pt"/>
    </style:style>
    <style:style style:name="T87" style:family="text">
      <style:text-properties style:font-name="Liberation Serif1" officeooo:rsid="0118f586"/>
    </style:style>
    <style:style style:name="T88" style:family="text">
      <style:text-properties officeooo:rsid="0032efce"/>
    </style:style>
    <style:style style:name="T89" style:family="text">
      <style:text-properties officeooo:rsid="003849c4"/>
    </style:style>
    <style:style style:name="T90" style:family="text">
      <style:text-properties officeooo:rsid="0039785f"/>
    </style:style>
    <style:style style:name="T91" style:family="text">
      <style:text-properties officeooo:rsid="0043487d"/>
    </style:style>
    <style:style style:name="T92" style:family="text">
      <style:text-properties officeooo:rsid="0043d33a"/>
    </style:style>
    <style:style style:name="T93" style:family="text">
      <style:text-properties officeooo:rsid="004fc5a1"/>
    </style:style>
    <style:style style:name="T94" style:family="text">
      <style:text-properties officeooo:rsid="00517544"/>
    </style:style>
    <style:style style:name="T95" style:family="text">
      <style:text-properties officeooo:rsid="00570f5e"/>
    </style:style>
    <style:style style:name="T96" style:family="text">
      <style:text-properties officeooo:rsid="00589877"/>
    </style:style>
    <style:style style:name="T97" style:family="text">
      <style:text-properties officeooo:rsid="005d7b27"/>
    </style:style>
    <style:style style:name="T98" style:family="text">
      <style:text-properties officeooo:rsid="00618033"/>
    </style:style>
    <style:style style:name="T99" style:family="text">
      <style:text-properties officeooo:rsid="0066c4be"/>
    </style:style>
    <style:style style:name="T100" style:family="text">
      <style:text-properties style:font-name="Jomolhari" officeooo:rsid="007200c7"/>
    </style:style>
    <style:style style:name="T101" style:family="text">
      <style:text-properties style:font-name="Jomolhari" officeooo:rsid="008053f5"/>
    </style:style>
    <style:style style:name="T102" style:family="text">
      <style:text-properties style:font-name="Jomolhari" officeooo:rsid="0032efce"/>
    </style:style>
    <style:style style:name="T103" style:family="text">
      <style:text-properties style:font-name="Jomolhari" officeooo:rsid="008894f2"/>
    </style:style>
    <style:style style:name="T104" style:family="text">
      <style:text-properties style:font-name="Jomolhari" officeooo:rsid="0089ccf0"/>
    </style:style>
    <style:style style:name="T105" style:family="text">
      <style:text-properties style:font-name="Jomolhari" officeooo:rsid="008a6f9a"/>
    </style:style>
    <style:style style:name="T106" style:family="text">
      <style:text-properties style:font-name="Jomolhari" officeooo:rsid="008e3e08"/>
    </style:style>
    <style:style style:name="T107" style:family="text">
      <style:text-properties style:font-name="Jomolhari" fo:font-size="13pt" style:font-size-asian="13pt" style:font-size-complex="13pt"/>
    </style:style>
    <style:style style:name="T108" style:family="text">
      <style:text-properties style:font-name="Jomolhari" fo:font-size="13pt" officeooo:rsid="01338b22" style:font-size-asian="13pt" style:font-size-complex="13pt"/>
    </style:style>
    <style:style style:name="T109" style:family="text">
      <style:text-properties style:font-name="Jomolhari" officeooo:rsid="010a8fef"/>
    </style:style>
    <style:style style:name="T110" style:family="text">
      <style:text-properties style:font-name="Jomolhari" officeooo:rsid="010b5b7a"/>
    </style:style>
    <style:style style:name="T111" style:family="text">
      <style:text-properties style:font-name="Jomolhari" officeooo:rsid="010f638a"/>
    </style:style>
    <style:style style:name="T112" style:family="text">
      <style:text-properties style:font-name="Jomolhari" officeooo:rsid="008f91cd" style:font-name-asian="FreeMono" style:font-name-complex="FreeMono"/>
    </style:style>
    <style:style style:name="T113" style:family="text">
      <style:text-properties style:font-name="Jomolhari" officeooo:rsid="00ef08d7" style:font-name-asian="FreeMono" style:font-name-complex="FreeMono"/>
    </style:style>
    <style:style style:name="T114" style:family="text">
      <style:text-properties style:font-name="Jomolhari" officeooo:rsid="00ef60f6" style:font-name-asian="FreeMono" style:font-name-complex="FreeMono"/>
    </style:style>
    <style:style style:name="T115" style:family="text">
      <style:text-properties style:font-name="Jomolhari" officeooo:rsid="00f54338" style:font-name-asian="FreeMono" style:font-name-complex="FreeMono"/>
    </style:style>
    <style:style style:name="T116" style:family="text">
      <style:text-properties style:font-name="Jomolhari" officeooo:rsid="018cd052" style:font-name-asian="FreeMono" style:font-name-complex="FreeMono"/>
    </style:style>
    <style:style style:name="T117" style:family="text">
      <style:text-properties style:font-name="Jomolhari" officeooo:rsid="0093ee39" style:font-name-asian="FreeMono" style:font-name-complex="FreeMono"/>
    </style:style>
    <style:style style:name="T118" style:family="text">
      <style:text-properties style:font-name="Jomolhari" officeooo:rsid="0092ca38" style:font-name-asian="FreeMono" style:font-name-complex="FreeMono"/>
    </style:style>
    <style:style style:name="T119" style:family="text">
      <style:text-properties style:font-name="Jomolhari" officeooo:rsid="00efcdf8" style:font-name-asian="FreeMono" style:font-name-complex="FreeMono"/>
    </style:style>
    <style:style style:name="T120" style:family="text">
      <style:text-properties style:font-name="Jomolhari" officeooo:rsid="018f8d36" style:font-name-asian="FreeMono" style:font-name-complex="FreeMono"/>
    </style:style>
    <style:style style:name="T121" style:family="text">
      <style:text-properties style:font-name="Jomolhari" officeooo:rsid="0190f242" style:font-name-asian="FreeMono" style:font-name-complex="FreeMono"/>
    </style:style>
    <style:style style:name="T122" style:family="text">
      <style:text-properties style:font-name="Jomolhari" officeooo:rsid="01a69ee1" style:font-name-asian="FreeMono" style:font-name-complex="FreeMono"/>
    </style:style>
    <style:style style:name="T123" style:family="text">
      <style:text-properties style:font-name="Jomolhari" officeooo:rsid="01ab3992" style:font-name-asian="FreeMono" style:font-name-complex="FreeMono"/>
    </style:style>
    <style:style style:name="T124" style:family="text">
      <style:text-properties style:font-name="Jomolhari" officeooo:rsid="01abc226" style:font-name-asian="FreeMono" style:font-name-complex="FreeMono"/>
    </style:style>
    <style:style style:name="T125" style:family="text">
      <style:text-properties style:font-name="Jomolhari" officeooo:rsid="01ade907" style:font-name-asian="FreeMono" style:font-name-complex="FreeMono"/>
    </style:style>
    <style:style style:name="T126" style:family="text">
      <style:text-properties style:font-name="Jomolhari" officeooo:rsid="019cc1c8" style:font-name-asian="FreeMono" style:font-name-complex="FreeMono"/>
    </style:style>
    <style:style style:name="T127" style:family="text">
      <style:text-properties style:font-name="Jomolhari" fo:font-weight="normal" officeooo:rsid="00fd9f19" style:font-name-asian="FreeMono" style:font-weight-asian="normal" style:font-name-complex="FreeMono" style:font-weight-complex="normal"/>
    </style:style>
    <style:style style:name="T128" style:family="text">
      <style:text-properties style:font-name="Jomolhari" fo:font-weight="normal" officeooo:rsid="00ff3a72" style:font-name-asian="FreeMono" style:font-weight-asian="normal" style:font-name-complex="FreeMono" style:font-weight-complex="normal"/>
    </style:style>
    <style:style style:name="T129" style:family="text">
      <style:text-properties style:font-name="Jomolhari" fo:font-weight="normal" officeooo:rsid="00ff3cbe" style:font-name-asian="FreeMono" style:font-weight-asian="normal" style:font-name-complex="FreeMono" style:font-weight-complex="normal"/>
    </style:style>
    <style:style style:name="T130" style:family="text">
      <style:text-properties style:font-name="Jomolhari" fo:font-weight="normal" officeooo:rsid="010123cb" style:font-name-asian="FreeMono" style:font-weight-asian="normal" style:font-name-complex="FreeMono" style:font-weight-complex="normal"/>
    </style:style>
    <style:style style:name="T131" style:family="text">
      <style:text-properties style:font-name="Jomolhari" fo:font-style="italic" officeooo:rsid="01ab3992" style:font-name-asian="FreeMono" style:font-style-asian="italic" style:font-name-complex="FreeMono" style:font-style-complex="italic"/>
    </style:style>
    <style:style style:name="T132" style:family="text">
      <style:text-properties style:font-name="Jomolhari" officeooo:rsid="01bcbfa6"/>
    </style:style>
    <style:style style:name="T133" style:family="text">
      <style:text-properties style:font-name="Jomolhari" officeooo:rsid="00b804e3"/>
    </style:style>
    <style:style style:name="T134" style:family="text">
      <style:text-properties officeooo:rsid="006b862b"/>
    </style:style>
    <style:style style:name="T135" style:family="text">
      <style:text-properties officeooo:rsid="006e6fee"/>
    </style:style>
    <style:style style:name="T136" style:family="text">
      <style:text-properties fo:color="#000000" style:text-underline-style="none" fo:font-weight="normal" officeooo:rsid="002afd29" style:font-weight-asian="normal" style:font-weight-complex="normal"/>
    </style:style>
    <style:style style:name="T137" style:family="text">
      <style:text-properties fo:color="#000000" style:text-underline-style="none" fo:font-weight="normal" officeooo:rsid="002b32e2" style:font-weight-asian="normal" style:font-weight-complex="normal"/>
    </style:style>
    <style:style style:name="T138" style:family="text">
      <style:text-properties fo:color="#000000" style:text-underline-style="none" fo:font-weight="normal" officeooo:rsid="002cfe84" style:font-weight-asian="normal" style:font-weight-complex="normal"/>
    </style:style>
    <style:style style:name="T139" style:family="text">
      <style:text-properties fo:color="#000000" style:text-underline-style="none" fo:font-weight="normal" officeooo:rsid="010a8fef" style:font-weight-asian="normal" style:font-weight-complex="normal"/>
    </style:style>
    <style:style style:name="T140" style:family="text">
      <style:text-properties fo:color="#000000" style:text-underline-style="none" fo:font-weight="normal" officeooo:rsid="010f638a" style:font-weight-asian="normal" style:font-weight-complex="normal"/>
    </style:style>
    <style:style style:name="T141" style:family="text">
      <style:text-properties fo:color="#000000" style:font-name="Liberation Serif1" style:text-underline-style="none" fo:font-weight="normal" officeooo:rsid="002afd29" style:font-weight-asian="normal" style:font-weight-complex="normal"/>
    </style:style>
    <style:style style:name="T142" style:family="text">
      <style:text-properties fo:color="#000000" style:font-name="Liberation Serif1" style:text-underline-style="none" fo:font-weight="normal" officeooo:rsid="002cfe84" style:font-weight-asian="normal" style:font-weight-complex="normal"/>
    </style:style>
    <style:style style:name="T143" style:family="text">
      <style:text-properties fo:color="#000000" style:font-name="Liberation Serif1" fo:font-size="13pt" style:text-underline-style="none" fo:font-weight="normal" officeooo:rsid="00907ee1" style:font-size-asian="13pt" style:font-weight-asian="normal" style:font-size-complex="13pt" style:font-weight-complex="normal"/>
    </style:style>
    <style:style style:name="T144" style:family="text">
      <style:text-properties fo:color="#000000" style:font-name="Jomolhari" fo:font-size="13pt" style:text-underline-style="none" fo:font-weight="normal" officeooo:rsid="008fc3c0" style:font-size-asian="13pt" style:font-weight-asian="normal" style:font-size-complex="13pt" style:font-weight-complex="normal"/>
    </style:style>
    <style:style style:name="T145" style:family="text">
      <style:text-properties fo:color="#000000" style:font-name="Jomolhari" fo:font-size="13pt" style:text-underline-style="none" fo:font-weight="normal" officeooo:rsid="00907ee1" style:font-size-asian="13pt" style:font-weight-asian="normal" style:font-size-complex="13pt" style:font-weight-complex="normal"/>
    </style:style>
    <style:style style:name="T146" style:family="text">
      <style:text-properties fo:color="#000000" style:font-name="Jomolhari" fo:font-size="13pt" style:text-underline-style="none" fo:font-weight="normal" officeooo:rsid="009268ba" style:font-size-asian="13pt" style:font-weight-asian="normal" style:font-size-complex="13pt" style:font-weight-complex="normal"/>
    </style:style>
    <style:style style:name="T147" style:family="text">
      <style:text-properties fo:color="#000000" style:font-name="Jomolhari" fo:font-size="13pt" style:text-underline-style="none" fo:font-weight="normal" officeooo:rsid="00991ab7" style:font-size-asian="13pt" style:font-weight-asian="normal" style:font-size-complex="13pt" style:font-weight-complex="normal"/>
    </style:style>
    <style:style style:name="T148" style:family="text">
      <style:text-properties fo:color="#000000" style:font-name="Jomolhari" fo:font-size="13pt" style:text-underline-style="none" fo:font-weight="normal" officeooo:rsid="009bf172" style:font-size-asian="13pt" style:font-weight-asian="normal" style:font-size-complex="13pt" style:font-weight-complex="normal"/>
    </style:style>
    <style:style style:name="T149" style:family="text">
      <style:text-properties fo:color="#000000" style:font-name="Jomolhari" fo:font-size="13pt" style:text-underline-style="none" fo:font-weight="normal" officeooo:rsid="010d4ed6" style:font-size-asian="13pt" style:font-weight-asian="normal" style:font-size-complex="13pt" style:font-weight-complex="normal"/>
    </style:style>
    <style:style style:name="T150" style:family="text">
      <style:text-properties fo:color="#000000" style:font-name="Jomolhari" fo:font-size="13pt" style:text-underline-style="none" fo:font-weight="normal" officeooo:rsid="0113a8ba" style:font-size-asian="13pt" style:font-weight-asian="normal" style:font-size-complex="13pt" style:font-weight-complex="normal"/>
    </style:style>
    <style:style style:name="T151" style:family="text">
      <style:text-properties fo:color="#000000" style:font-name="Jomolhari" fo:font-size="13pt" style:text-underline-style="none" fo:font-weight="normal" officeooo:rsid="01338b22" style:font-size-asian="13pt" style:font-weight-asian="normal" style:font-size-complex="13pt" style:font-weight-complex="normal"/>
    </style:style>
    <style:style style:name="T152" style:family="text">
      <style:text-properties fo:color="#000000" style:font-name="Jomolhari" fo:font-size="13pt" style:text-underline-style="none" fo:font-weight="normal" officeooo:rsid="01354b34" style:font-size-asian="13pt" style:font-weight-asian="normal" style:font-size-complex="13pt" style:font-weight-complex="normal"/>
    </style:style>
    <style:style style:name="T153" style:family="text">
      <style:text-properties fo:color="#000000" style:font-name="Jomolhari" fo:font-size="13pt" style:text-underline-style="none" fo:font-weight="normal" officeooo:rsid="01b9800f" style:font-size-asian="13pt" style:font-weight-asian="normal" style:font-size-complex="13pt" style:font-weight-complex="normal"/>
    </style:style>
    <style:style style:name="T154" style:family="text">
      <style:text-properties fo:color="#000000" style:font-name="Jomolhari" fo:font-size="13pt" style:text-underline-style="none" fo:font-weight="normal" officeooo:rsid="01bb752b" style:font-size-asian="13pt" style:font-weight-asian="normal" style:font-size-complex="13pt" style:font-weight-complex="normal"/>
    </style:style>
    <style:style style:name="T155" style:family="text">
      <style:text-properties fo:color="#000000" style:font-name="Jomolhari" fo:font-size="13pt" style:text-underline-style="none" fo:font-weight="normal" officeooo:rsid="01bcbfa6" style:font-size-asian="13pt" style:font-weight-asian="normal" style:font-size-complex="13pt" style:font-weight-complex="normal"/>
    </style:style>
    <style:style style:name="T156" style:family="text">
      <style:text-properties fo:color="#000000" style:font-name="Jomolhari" fo:font-size="13pt" style:text-underline-style="none" fo:font-weight="normal" officeooo:rsid="01c82819" style:font-size-asian="13pt" style:font-weight-asian="normal" style:font-size-complex="13pt" style:font-weight-complex="normal"/>
    </style:style>
    <style:style style:name="T157" style:family="text">
      <style:text-properties fo:color="#000000" style:font-name="Jomolhari" fo:font-size="13pt" fo:font-style="italic" style:text-underline-style="none" fo:font-weight="normal" officeooo:rsid="00907ee1" style:font-size-asian="13pt" style:font-style-asian="italic" style:font-weight-asian="normal" style:font-size-complex="13pt" style:font-style-complex="italic" style:font-weight-complex="normal"/>
    </style:style>
    <style:style style:name="T158" style:family="text">
      <style:text-properties fo:color="#000000" style:font-name="Jomolhari" fo:font-size="13pt" fo:font-style="italic" style:text-underline-style="none" fo:font-weight="normal" officeooo:rsid="00991ab7" style:font-size-asian="13pt" style:font-style-asian="italic" style:font-weight-asian="normal" style:font-size-complex="13pt" style:font-style-complex="italic" style:font-weight-complex="normal"/>
    </style:style>
    <style:style style:name="T159" style:family="text">
      <style:text-properties fo:color="#000000" style:font-name="Jomolhari" fo:font-size="13pt" fo:font-style="italic" style:text-underline-style="none" fo:font-weight="normal" officeooo:rsid="009ba17c" style:font-size-asian="13pt" style:font-style-asian="italic" style:font-weight-asian="normal" style:font-size-complex="13pt" style:font-style-complex="italic" style:font-weight-complex="normal"/>
    </style:style>
    <style:style style:name="T160" style:family="text">
      <style:text-properties fo:color="#000000" style:font-name="Jomolhari" fo:font-weight="normal" officeooo:rsid="01a69ee1" style:font-name-asian="FreeMono" style:font-weight-asian="normal" style:font-name-complex="FreeMono" style:font-weight-complex="normal"/>
    </style:style>
    <style:style style:name="T161" style:family="text">
      <style:text-properties fo:color="#000000" style:font-name="Jomolhari" fo:font-weight="normal" officeooo:rsid="01aab703" style:font-name-asian="FreeMono" style:font-weight-asian="normal" style:font-name-complex="FreeMono" style:font-weight-complex="normal"/>
    </style:style>
    <style:style style:name="T162" style:family="text">
      <style:text-properties fo:color="#000000" style:font-name="Jomolhari" fo:font-weight="normal" officeooo:rsid="01a89490" style:font-name-asian="FreeMono" style:font-weight-asian="normal" style:font-name-complex="FreeMono" style:font-weight-complex="normal"/>
    </style:style>
    <style:style style:name="T163" style:family="text">
      <style:text-properties fo:color="#000000" style:font-name="FreeMono1" fo:font-size="13pt" style:text-underline-style="none" fo:font-weight="normal" officeooo:rsid="00907ee1" style:font-size-asian="13pt" style:font-weight-asian="normal" style:font-size-complex="13pt" style:font-weight-complex="normal"/>
    </style:style>
    <style:style style:name="T164" style:family="text">
      <style:text-properties fo:color="#000000" style:font-name="FreeMono1" fo:font-size="13pt" style:text-underline-style="none" fo:font-weight="normal" officeooo:rsid="01338b22" style:font-size-asian="13pt" style:font-weight-asian="normal" style:font-size-complex="13pt" style:font-weight-complex="normal"/>
    </style:style>
    <style:style style:name="T165" style:family="text">
      <style:text-properties fo:color="#000000" style:font-name="FreeMono1" fo:font-size="13pt" style:text-underline-style="none" fo:font-weight="normal" officeooo:rsid="00442821" style:font-size-asian="13pt" style:font-weight-asian="normal" style:font-size-complex="13pt" style:font-weight-complex="normal"/>
    </style:style>
    <style:style style:name="T166" style:family="text">
      <style:text-properties fo:color="#000000" style:font-name="FreeMono1" fo:font-size="13pt" style:text-underline-style="none" fo:font-weight="normal" officeooo:rsid="01655df9" style:font-size-asian="13pt" style:font-weight-asian="normal" style:font-size-complex="13pt" style:font-weight-complex="normal"/>
    </style:style>
    <style:style style:name="T167" style:family="text">
      <style:text-properties fo:color="#000000" style:font-name="FreeMono1" fo:font-size="13pt" style:text-underline-style="none" fo:font-weight="normal" officeooo:rsid="01de5552" style:font-size-asian="13pt" style:font-weight-asian="normal" style:font-size-complex="13pt" style:font-weight-complex="normal"/>
    </style:style>
    <style:style style:name="T168" style:family="text">
      <style:text-properties fo:color="#000000" style:font-name="FreeMono1" fo:font-size="13pt" style:text-underline-style="none" fo:font-weight="normal" officeooo:rsid="01df8e62" style:font-size-asian="13pt" style:font-weight-asian="normal" style:font-size-complex="13pt" style:font-weight-complex="normal"/>
    </style:style>
    <style:style style:name="T169" style:family="text">
      <style:text-properties fo:color="#000000" style:font-name="FreeMono1" fo:font-size="13pt" fo:font-style="normal" style:text-underline-style="none" fo:font-weight="normal" officeooo:rsid="01dc4583" style:font-size-asian="13pt" style:font-style-asian="normal" style:font-weight-asian="normal" style:font-size-complex="13pt" style:font-style-complex="normal" style:font-weight-complex="normal"/>
    </style:style>
    <style:style style:name="T170" style:family="text">
      <style:text-properties fo:color="#000000" style:font-name="FreeMono1" fo:font-size="13pt" fo:font-style="normal" style:text-underline-style="none" fo:font-weight="normal" officeooo:rsid="01655df9" style:font-size-asian="13pt" style:font-style-asian="normal" style:font-weight-asian="normal" style:font-size-complex="13pt" style:font-style-complex="normal" style:font-weight-complex="normal"/>
    </style:style>
    <style:style style:name="T171" style:family="text">
      <style:text-properties fo:color="#000000" style:font-name="FreeMono1" fo:font-size="13pt" fo:font-style="normal" style:text-underline-style="none" fo:font-weight="normal" officeooo:rsid="01714a0f" style:font-size-asian="13pt" style:font-style-asian="normal" style:font-weight-asian="normal" style:font-size-complex="13pt" style:font-style-complex="normal" style:font-weight-complex="normal"/>
    </style:style>
    <style:style style:name="T172" style:family="text">
      <style:text-properties fo:color="#000000" style:font-name="FreeMono1" fo:font-size="13pt" fo:font-style="normal" style:text-underline-style="none" fo:font-weight="normal" officeooo:rsid="01e1c8b8" style:font-size-asian="13pt" style:font-style-asian="normal" style:font-weight-asian="normal" style:font-size-complex="13pt" style:font-style-complex="normal" style:font-weight-complex="normal"/>
    </style:style>
    <style:style style:name="T173" style:family="text">
      <style:text-properties fo:color="#000000" style:font-name="FreeMono1" officeooo:rsid="018e3118"/>
    </style:style>
    <style:style style:name="T174" style:family="text">
      <style:text-properties fo:color="#000000" style:font-name="FreeMono1" fo:font-weight="normal" officeooo:rsid="01a69ee1" style:font-name-asian="FreeMono" style:font-weight-asian="normal" style:font-name-complex="FreeMono" style:font-weight-complex="normal"/>
    </style:style>
    <style:style style:name="T175" style:family="text">
      <style:text-properties fo:color="#000000" style:font-name="Jomolhari1" fo:font-size="13pt" fo:font-style="normal" style:text-underline-style="none" fo:font-weight="normal" officeooo:rsid="011a4c32" style:font-size-asian="13pt" style:font-style-asian="normal" style:font-weight-asian="normal" style:font-size-complex="13pt" style:font-style-complex="normal" style:font-weight-complex="normal"/>
    </style:style>
    <style:style style:name="T176" style:family="text">
      <style:text-properties fo:color="#000000" style:font-name="Jomolhari1" fo:font-size="13pt" fo:font-style="normal" style:text-underline-style="none" fo:font-weight="normal" officeooo:rsid="0120eeaa" style:font-size-asian="13pt" style:font-style-asian="normal" style:font-weight-asian="normal" style:font-size-complex="13pt" style:font-style-complex="normal" style:font-weight-complex="normal"/>
    </style:style>
    <style:style style:name="T177" style:family="text">
      <style:text-properties fo:color="#000000" style:font-name="Jomolhari1" fo:font-size="13pt" fo:font-style="normal" style:text-underline-style="none" fo:font-weight="normal" officeooo:rsid="012f8f43" style:font-size-asian="13pt" style:font-style-asian="normal" style:font-weight-asian="normal" style:font-size-complex="13pt" style:font-style-complex="normal" style:font-weight-complex="normal"/>
    </style:style>
    <style:style style:name="T178" style:family="text">
      <style:text-properties fo:color="#000000" style:font-name="Jomolhari1" fo:font-size="13pt" fo:font-style="normal" style:text-underline-style="none" fo:font-weight="normal" officeooo:rsid="013e6568" style:font-size-asian="13pt" style:font-style-asian="normal" style:font-weight-asian="normal" style:font-size-complex="13pt" style:font-style-complex="normal" style:font-weight-complex="normal"/>
    </style:style>
    <style:style style:name="T179" style:family="text">
      <style:text-properties fo:color="#000000" style:font-name="Jomolhari1" fo:font-size="13pt" fo:font-style="normal" style:text-underline-style="none" fo:font-weight="normal" officeooo:rsid="01b9800f" style:font-size-asian="13pt" style:font-style-asian="normal" style:font-weight-asian="normal" style:font-size-complex="13pt" style:font-style-complex="normal" style:font-weight-complex="normal"/>
    </style:style>
    <style:style style:name="T180" style:family="text">
      <style:text-properties fo:color="#000000" style:font-name="VL Gothic" fo:font-size="13pt" style:text-underline-style="none" fo:font-weight="normal" officeooo:rsid="010d4ed6" style:font-size-asian="13pt" style:font-weight-asian="normal" style:font-size-complex="13pt" style:font-weight-complex="normal"/>
    </style:style>
    <style:style style:name="T181" style:family="text">
      <style:text-properties fo:color="#000000" officeooo:rsid="018e3118"/>
    </style:style>
    <style:style style:name="T182" style:family="text">
      <style:text-properties officeooo:rsid="008fc3c0"/>
    </style:style>
    <style:style style:name="T183" style:family="text">
      <style:text-properties style:font-name="Jomolhari1"/>
    </style:style>
    <style:style style:name="T184" style:family="text">
      <style:text-properties style:font-name="Jomolhari1" officeooo:rsid="005d7b27"/>
    </style:style>
    <style:style style:name="T185" style:family="text">
      <style:text-properties style:font-name="Jomolhari1" officeooo:rsid="00ac8f4e"/>
    </style:style>
    <style:style style:name="T186" style:family="text">
      <style:text-properties style:font-name="Jomolhari1" officeooo:rsid="00ad103c"/>
    </style:style>
    <style:style style:name="T187" style:family="text">
      <style:text-properties style:font-name="Jomolhari1" officeooo:rsid="00ad6f0a"/>
    </style:style>
    <style:style style:name="T188" style:family="text">
      <style:text-properties style:font-name="Jomolhari1" officeooo:rsid="00b01992"/>
    </style:style>
    <style:style style:name="T189" style:family="text">
      <style:text-properties style:font-name="Jomolhari1" officeooo:rsid="00c7fe8a"/>
    </style:style>
    <style:style style:name="T190" style:family="text">
      <style:text-properties style:font-name="Jomolhari1" officeooo:rsid="00e528b7"/>
    </style:style>
    <style:style style:name="T191" style:family="text">
      <style:text-properties style:font-name="Jomolhari1" officeooo:rsid="00ffdc51"/>
    </style:style>
    <style:style style:name="T192" style:family="text">
      <style:text-properties style:font-name="Jomolhari1" officeooo:rsid="0102d0ef"/>
    </style:style>
    <style:style style:name="T193" style:family="text">
      <style:text-properties style:font-name="Jomolhari1" officeooo:rsid="01041c8a"/>
    </style:style>
    <style:style style:name="T194" style:family="text">
      <style:text-properties style:font-name="Jomolhari1" officeooo:rsid="01044023"/>
    </style:style>
    <style:style style:name="T195" style:family="text">
      <style:text-properties style:font-name="Jomolhari1" officeooo:rsid="01058896"/>
    </style:style>
    <style:style style:name="T196" style:family="text">
      <style:text-properties style:font-name="Jomolhari1" officeooo:rsid="01071934"/>
    </style:style>
    <style:style style:name="T197" style:family="text">
      <style:text-properties style:font-name="Jomolhari1" officeooo:rsid="0107ec6e"/>
    </style:style>
    <style:style style:name="T198" style:family="text">
      <style:text-properties style:font-name="Jomolhari1" officeooo:rsid="0112b87c"/>
    </style:style>
    <style:style style:name="T199" style:family="text">
      <style:text-properties style:font-name="Jomolhari1" officeooo:rsid="0114094b"/>
    </style:style>
    <style:style style:name="T200" style:family="text">
      <style:text-properties style:font-name="Jomolhari1" officeooo:rsid="0114970b"/>
    </style:style>
    <style:style style:name="T201" style:family="text">
      <style:text-properties style:font-name="Jomolhari1" officeooo:rsid="0118f586"/>
    </style:style>
    <style:style style:name="T202" style:family="text">
      <style:text-properties style:font-name="Jomolhari1" officeooo:rsid="0119a69a"/>
    </style:style>
    <style:style style:name="T203" style:family="text">
      <style:text-properties style:font-name="Jomolhari1" fo:font-style="italic" style:font-style-asian="italic" style:font-style-complex="italic"/>
    </style:style>
    <style:style style:name="T204" style:family="text">
      <style:text-properties style:font-name="Jomolhari1" fo:font-style="italic" officeooo:rsid="00ad103c" style:font-style-asian="italic" style:font-style-complex="italic"/>
    </style:style>
    <style:style style:name="T205" style:family="text">
      <style:text-properties style:font-name="Jomolhari1" fo:font-style="italic" officeooo:rsid="01115540" style:font-style-asian="italic" style:font-style-complex="italic"/>
    </style:style>
    <style:style style:name="T206" style:family="text">
      <style:text-properties style:font-name="Jomolhari1" fo:font-style="italic" officeooo:rsid="0111ee3c" style:font-style-asian="italic" style:font-style-complex="italic"/>
    </style:style>
    <style:style style:name="T207" style:family="text">
      <style:text-properties style:font-name="Jomolhari1" fo:font-style="italic" officeooo:rsid="005ed207" style:font-style-asian="italic" style:font-style-complex="italic"/>
    </style:style>
    <style:style style:name="T208" style:family="text">
      <style:text-properties style:font-name="Jomolhari1" fo:font-style="italic" officeooo:rsid="005d7b27" style:font-style-asian="italic" style:font-style-complex="italic"/>
    </style:style>
    <style:style style:name="T209" style:family="text">
      <style:text-properties style:font-name="Jomolhari1" fo:font-style="italic" officeooo:rsid="00ac8f4e" style:font-style-asian="italic" style:font-style-complex="italic"/>
    </style:style>
    <style:style style:name="T210" style:family="text">
      <style:text-properties style:font-name="Jomolhari1" fo:font-style="italic" officeooo:rsid="014bc689" style:font-style-asian="italic" style:font-style-complex="italic"/>
    </style:style>
    <style:style style:name="T211" style:family="text">
      <style:text-properties style:font-name="Jomolhari1" fo:font-style="italic" officeooo:rsid="01b9800f" style:font-style-asian="italic" style:font-style-complex="italic"/>
    </style:style>
    <style:style style:name="T212" style:family="text">
      <style:text-properties style:font-name="Jomolhari1" officeooo:rsid="01115540"/>
    </style:style>
    <style:style style:name="T213" style:family="text">
      <style:text-properties style:font-name="Jomolhari1" officeooo:rsid="0111ee3c"/>
    </style:style>
    <style:style style:name="T214" style:family="text">
      <style:text-properties style:font-name="Jomolhari1" officeooo:rsid="0113a8ba"/>
    </style:style>
    <style:style style:name="T215" style:family="text">
      <style:text-properties style:font-name="Jomolhari1" officeooo:rsid="014ef548"/>
    </style:style>
    <style:style style:name="T216" style:family="text">
      <style:text-properties style:font-name="Jomolhari1" officeooo:rsid="01b9800f"/>
    </style:style>
    <style:style style:name="T217" style:family="text">
      <style:text-properties style:font-name="Jomolhari1" officeooo:rsid="01c82819"/>
    </style:style>
    <style:style style:name="T218" style:family="text">
      <style:text-properties style:font-name="Jomolhari1" officeooo:rsid="01d03d4d"/>
    </style:style>
    <style:style style:name="T219" style:family="text">
      <style:text-properties style:font-name="Jomolhari1" officeooo:rsid="01d116d7"/>
    </style:style>
    <style:style style:name="T220" style:family="text">
      <style:text-properties style:font-name="Jomolhari1" officeooo:rsid="01d268e8"/>
    </style:style>
    <style:style style:name="T221" style:family="text">
      <style:text-properties style:font-name="Jomolhari1" officeooo:rsid="01d27bfc"/>
    </style:style>
    <style:style style:name="T222" style:family="text">
      <style:text-properties officeooo:rsid="00ac8f4e"/>
    </style:style>
    <style:style style:name="T223" style:family="text">
      <style:text-properties officeooo:rsid="00b5eef6"/>
    </style:style>
    <style:style style:name="T224" style:family="text">
      <style:text-properties officeooo:rsid="00b7a7f5"/>
    </style:style>
    <style:style style:name="T225" style:family="text">
      <style:text-properties officeooo:rsid="00b804e3"/>
    </style:style>
    <style:style style:name="T226" style:family="text">
      <style:text-properties officeooo:rsid="00b9656e"/>
    </style:style>
    <style:style style:name="T227" style:family="text">
      <style:text-properties officeooo:rsid="00bf6866"/>
    </style:style>
    <style:style style:name="T228" style:family="text">
      <style:text-properties officeooo:rsid="00c4efc1"/>
    </style:style>
    <style:style style:name="T229" style:family="text">
      <style:text-properties officeooo:rsid="00cb20f3"/>
    </style:style>
    <style:style style:name="T230" style:family="text">
      <style:text-properties officeooo:rsid="00da85ba"/>
    </style:style>
    <style:style style:name="T231" style:family="text">
      <style:text-properties officeooo:rsid="00dbd3c2"/>
    </style:style>
    <style:style style:name="T232" style:family="text">
      <style:text-properties officeooo:rsid="00e00950"/>
    </style:style>
    <style:style style:name="T233" style:family="text">
      <style:text-properties officeooo:rsid="00e0f3cc"/>
    </style:style>
    <style:style style:name="T234" style:family="text">
      <style:text-properties officeooo:rsid="00ea2bba"/>
    </style:style>
    <style:style style:name="T235" style:family="text">
      <style:text-properties officeooo:rsid="00eeb3a3"/>
    </style:style>
    <style:style style:name="T236" style:family="text">
      <style:text-properties officeooo:rsid="00ef818c"/>
    </style:style>
    <style:style style:name="T237" style:family="text">
      <style:text-properties officeooo:rsid="00f02d5b"/>
    </style:style>
    <style:style style:name="T238" style:family="text">
      <style:text-properties officeooo:rsid="00f517aa"/>
    </style:style>
    <style:style style:name="T239" style:family="text">
      <style:text-properties officeooo:rsid="00f8380e"/>
    </style:style>
    <style:style style:name="T240" style:family="text">
      <style:text-properties officeooo:rsid="010121c6"/>
    </style:style>
    <style:style style:name="T241" style:family="text">
      <style:text-properties officeooo:rsid="01041c8a"/>
    </style:style>
    <style:style style:name="T242" style:family="text">
      <style:text-properties officeooo:rsid="011b545c"/>
    </style:style>
    <style:style style:name="T243" style:family="text">
      <style:text-properties officeooo:rsid="011df6ea"/>
    </style:style>
    <style:style style:name="T244" style:family="text">
      <style:text-properties officeooo:rsid="01227719"/>
    </style:style>
    <style:style style:name="T245" style:family="text">
      <style:text-properties officeooo:rsid="0121e36c"/>
    </style:style>
    <style:style style:name="T246" style:family="text">
      <style:text-properties officeooo:rsid="010a8fef"/>
    </style:style>
    <style:style style:name="T247" style:family="text">
      <style:text-properties officeooo:rsid="010b5b7a"/>
    </style:style>
    <style:style style:name="T248" style:family="text">
      <style:text-properties officeooo:rsid="010b6d63"/>
    </style:style>
    <style:style style:name="T249" style:family="text">
      <style:text-properties officeooo:rsid="010d4ed6"/>
    </style:style>
    <style:style style:name="T250" style:family="text">
      <style:text-properties officeooo:rsid="010f638a"/>
    </style:style>
    <style:style style:name="T251" style:family="text">
      <style:text-properties officeooo:rsid="01115540"/>
    </style:style>
    <style:style style:name="T252" style:family="text">
      <style:text-properties officeooo:rsid="0111ee3c"/>
    </style:style>
    <style:style style:name="T253" style:family="text">
      <style:text-properties officeooo:rsid="0113a8ba"/>
    </style:style>
    <style:style style:name="T254" style:family="text">
      <style:text-properties officeooo:rsid="0114d6d9"/>
    </style:style>
    <style:style style:name="T255" style:family="text">
      <style:text-properties officeooo:rsid="0152bf3e"/>
    </style:style>
    <style:style style:name="T256" style:family="text">
      <style:text-properties officeooo:rsid="0154bda5"/>
    </style:style>
    <style:style style:name="T257" style:family="text">
      <style:text-properties officeooo:rsid="01572228"/>
    </style:style>
    <style:style style:name="T258" style:family="text">
      <style:text-properties officeooo:rsid="015a3351"/>
    </style:style>
    <style:style style:name="T259" style:family="text">
      <style:text-properties officeooo:rsid="015d43f1"/>
    </style:style>
    <style:style style:name="T260" style:family="text">
      <style:text-properties officeooo:rsid="01655df9"/>
    </style:style>
    <style:style style:name="T261" style:family="text">
      <style:text-properties officeooo:rsid="0167c857"/>
    </style:style>
    <style:style style:name="T262" style:family="text">
      <style:text-properties officeooo:rsid="01683e5b"/>
    </style:style>
    <style:style style:name="T263" style:family="text">
      <style:text-properties officeooo:rsid="016b2391"/>
    </style:style>
    <style:style style:name="T264" style:family="text">
      <style:text-properties officeooo:rsid="016ce6da"/>
    </style:style>
    <style:style style:name="T265" style:family="text">
      <style:text-properties officeooo:rsid="016dc3fa"/>
    </style:style>
    <style:style style:name="T266" style:family="text">
      <style:text-properties officeooo:rsid="016e213c"/>
    </style:style>
    <style:style style:name="T267" style:family="text">
      <style:text-properties officeooo:rsid="016fa828"/>
    </style:style>
    <style:style style:name="T268" style:family="text">
      <style:text-properties officeooo:rsid="016fcee3"/>
    </style:style>
    <style:style style:name="T269" style:family="text">
      <style:text-properties officeooo:rsid="01714a0f"/>
    </style:style>
    <style:style style:name="T270" style:family="text">
      <style:text-properties officeooo:rsid="01747c8e"/>
    </style:style>
    <style:style style:name="T271" style:family="text">
      <style:text-properties officeooo:rsid="0176ad8c"/>
    </style:style>
    <style:style style:name="T272" style:family="text">
      <style:text-properties officeooo:rsid="017788d2"/>
    </style:style>
    <style:style style:name="T273" style:family="text">
      <style:text-properties officeooo:rsid="0178a90e"/>
    </style:style>
    <style:style style:name="T274" style:family="text">
      <style:text-properties officeooo:rsid="017a5fd3"/>
    </style:style>
    <style:style style:name="T275" style:family="text">
      <style:text-properties officeooo:rsid="017b9caf"/>
    </style:style>
    <style:style style:name="T276" style:family="text">
      <style:text-properties officeooo:rsid="017e7627"/>
    </style:style>
    <style:style style:name="T277" style:family="text">
      <style:text-properties officeooo:rsid="0180d354"/>
    </style:style>
    <style:style style:name="T278" style:family="text">
      <style:text-properties officeooo:rsid="01829185"/>
    </style:style>
    <style:style style:name="T279" style:family="text">
      <style:text-properties officeooo:rsid="0182dbda"/>
    </style:style>
    <style:style style:name="T280" style:family="text">
      <style:text-properties officeooo:rsid="0184d9ba"/>
    </style:style>
    <style:style style:name="T281" style:family="text">
      <style:text-properties officeooo:rsid="01859010"/>
    </style:style>
    <style:style style:name="T282" style:family="text">
      <style:text-properties officeooo:rsid="018749b1"/>
    </style:style>
    <style:style style:name="T283" style:family="text">
      <style:text-properties officeooo:rsid="018877fe"/>
    </style:style>
    <style:style style:name="T284" style:family="text">
      <style:text-properties style:font-name="FreeMono" fo:font-size="13pt" fo:font-weight="normal" officeooo:rsid="0198db4e" style:font-size-asian="13pt" style:font-weight-asian="normal" style:font-size-complex="13pt" style:font-weight-complex="normal"/>
    </style:style>
    <style:style style:name="T285" style:family="text">
      <style:text-properties officeooo:rsid="0092ca38" style:font-name-asian="FreeMono" style:font-name-complex="FreeMono"/>
    </style:style>
    <style:style style:name="T286" style:family="text">
      <style:text-properties officeooo:rsid="011231bb" style:font-name-asian="FreeMono" style:font-name-complex="FreeMono"/>
    </style:style>
    <style:style style:name="T287" style:family="text">
      <style:text-properties officeooo:rsid="00f2a4c6" style:font-name-asian="FreeMono" style:font-name-complex="FreeMono"/>
    </style:style>
    <style:style style:name="T288" style:family="text">
      <style:text-properties officeooo:rsid="01972683" style:font-name-asian="FreeMono" style:font-name-complex="FreeMono"/>
    </style:style>
    <style:style style:name="T289" style:family="text">
      <style:text-properties officeooo:rsid="019b6abc" style:font-name-asian="FreeMono" style:font-name-complex="FreeMono"/>
    </style:style>
    <style:style style:name="T290" style:family="text">
      <style:text-properties officeooo:rsid="019cc1c8" style:font-name-asian="FreeMono" style:font-name-complex="FreeMono"/>
    </style:style>
    <style:style style:name="T291" style:family="text">
      <style:text-properties officeooo:rsid="0180f0ec"/>
    </style:style>
    <style:style style:name="T292" style:family="text">
      <style:text-properties officeooo:rsid="0189c187"/>
    </style:style>
    <style:style style:name="T293" style:family="text">
      <style:text-properties officeooo:rsid="01859472"/>
    </style:style>
    <style:style style:name="T294" style:family="text">
      <style:text-properties officeooo:rsid="018b1505"/>
    </style:style>
    <style:style style:name="T295" style:family="text">
      <style:text-properties officeooo:rsid="03868f74"/>
    </style:style>
    <style:style style:name="T296" style:family="text">
      <style:text-properties officeooo:rsid="019f853b"/>
    </style:style>
    <style:style style:name="T297" style:family="text">
      <style:text-properties officeooo:rsid="01bcbfa6"/>
    </style:style>
    <style:style style:name="T298" style:family="text">
      <style:text-properties officeooo:rsid="01bdf059"/>
    </style:style>
    <style:style style:name="T299" style:family="text">
      <style:text-properties officeooo:rsid="01bfcc7a"/>
    </style:style>
    <style:style style:name="T300" style:family="text">
      <style:text-properties officeooo:rsid="01c3d0d9"/>
    </style:style>
    <style:style style:name="T301" style:family="text">
      <style:text-properties fo:font-weight="bold" officeooo:rsid="0111ee3c" style:font-weight-asian="bold" style:font-weight-complex="bold"/>
    </style:style>
    <style:style style:name="T302" style:family="text">
      <style:text-properties fo:font-weight="bold" officeooo:rsid="00f517aa" style:font-weight-asian="bold" style:font-weight-complex="bold"/>
    </style:style>
    <style:style style:name="T303" style:family="text">
      <style:text-properties fo:font-weight="bold" officeooo:rsid="00f5e300" style:font-weight-asian="bold" style:font-weight-complex="bold"/>
    </style:style>
    <style:style style:name="T304" style:family="text">
      <style:text-properties fo:font-weight="bold" officeooo:rsid="01c9b2cb" style:font-weight-asian="bold" style:font-weight-complex="bold"/>
    </style:style>
    <style:style style:name="T305" style:family="text">
      <style:text-properties officeooo:rsid="01c82819"/>
    </style:style>
    <style:style style:name="T306" style:family="text">
      <style:text-properties officeooo:rsid="01c9b2cb"/>
    </style:style>
    <style:style style:name="T307" style:family="text">
      <style:text-properties officeooo:rsid="01cb609a"/>
    </style:style>
    <style:style style:name="T308" style:family="text">
      <style:text-properties officeooo:rsid="01ce545d"/>
    </style:style>
    <style:style style:name="T309" style:family="text">
      <style:text-properties officeooo:rsid="01d03d4d"/>
    </style:style>
    <style:style style:name="T310" style:family="text">
      <style:text-properties officeooo:rsid="01d2bc72"/>
    </style:style>
    <style:style style:name="T311" style:family="text">
      <style:text-properties officeooo:rsid="01d36fac"/>
    </style:style>
    <style:style style:name="T312" style:family="text">
      <style:text-properties officeooo:rsid="01d6180d"/>
    </style:style>
    <style:style style:name="T313" style:family="text">
      <style:text-properties fo:color="#0000ff"/>
    </style:style>
    <style:style style:name="T314" style:family="text">
      <style:text-properties fo:color="#0000ff" officeooo:rsid="01c3d0d9"/>
    </style:style>
    <style:style style:name="T315" style:family="text">
      <style:text-properties fo:color="#0000ff" fo:font-weight="normal" officeooo:rsid="01b9800f" fo:background-color="transparent" style:font-weight-asian="normal" style:font-weight-complex="normal"/>
    </style:style>
    <style:style style:name="T316" style:family="text">
      <style:text-properties fo:color="#0000ff" fo:font-weight="normal" officeooo:rsid="01b76207" style:font-weight-asian="normal" style:font-weight-complex="normal"/>
    </style:style>
    <style:style style:name="T317" style:family="text">
      <style:text-properties fo:color="#0000ff" style:font-name="VL Gothic" officeooo:rsid="014ef548"/>
    </style:style>
    <style:style style:name="T318" style:family="text">
      <style:text-properties fo:color="#0000ff" style:font-name="VL Gothic" officeooo:rsid="01e6fda1"/>
    </style:style>
    <style:style style:name="T319" style:family="text">
      <style:text-properties fo:color="#0000ff" style:font-name="Jomolhari1" officeooo:rsid="01115540"/>
    </style:style>
    <style:style style:name="T320" style:family="text">
      <style:text-properties fo:color="#0000ff" style:font-name="Jomolhari1" officeooo:rsid="01e6fda1"/>
    </style:style>
    <style:style style:name="T321" style:family="text">
      <style:text-properties fo:color="#0000ff" officeooo:rsid="01e6aa53"/>
    </style:style>
    <style:style style:name="T322" style:family="text">
      <style:text-properties fo:color="#0000ff" officeooo:rsid="01e98d09"/>
    </style:style>
    <style:style style:name="T323" style:family="text">
      <style:text-properties fo:color="#0000ff" style:font-name="Jomolhari" officeooo:rsid="01ec100d"/>
    </style:style>
    <style:style style:name="T324" style:family="text">
      <style:text-properties fo:color="#0000ff" style:font-name="Jomolhari" officeooo:rsid="01ed59fc"/>
    </style:style>
    <style:style style:name="T325" style:family="text">
      <style:text-properties fo:color="#0000ff" style:font-name="Jomolhari" officeooo:rsid="01ee3d41"/>
    </style:style>
    <style:style style:name="T326" style:family="text">
      <style:text-properties fo:color="#0000ff" style:font-name="Jomolhari" fo:font-size="13pt" style:text-underline-style="none" fo:font-weight="normal" officeooo:rsid="01bcbfa6" style:font-size-asian="13pt" style:font-weight-asian="normal" style:font-size-complex="13pt" style:font-weight-complex="normal"/>
    </style:style>
    <style:style style:name="T327" style:family="text">
      <style:text-properties fo:color="#0000ff" officeooo:rsid="01f19e93"/>
    </style:style>
    <style:style style:name="T328" style:family="text">
      <style:text-properties fo:color="#0000ff" officeooo:rsid="01c82819"/>
    </style:style>
    <style:style style:name="T329" style:family="text">
      <style:text-properties fo:color="#0000ff" style:font-name="Jomolhari" fo:font-size="13pt" style:text-underline-style="none" fo:font-weight="normal" officeooo:rsid="01f32ef1" style:font-size-asian="13pt" style:font-weight-asian="normal" style:font-size-complex="13pt" style:font-weight-complex="normal"/>
    </style:style>
    <style:style style:name="T330" style:family="text">
      <style:text-properties fo:color="#0000ff" officeooo:rsid="01f7ee1f"/>
    </style:style>
    <style:style style:name="T331" style:family="text">
      <style:text-properties fo:color="#0000ff" officeooo:rsid="01fc1624"/>
    </style:style>
    <style:style style:name="T332" style:family="text">
      <style:text-properties officeooo:rsid="01da9c2d"/>
    </style:style>
    <style:style style:name="T333" style:family="text">
      <style:text-properties officeooo:rsid="01e1ba05"/>
    </style:style>
    <style:style style:name="T334" style:family="text">
      <style:text-properties officeooo:rsid="01e4ef85"/>
    </style:style>
    <style:style style:name="T335" style:family="text">
      <style:text-properties officeooo:rsid="01e86530"/>
    </style:style>
    <style:style style:name="T336" style:family="text">
      <style:text-properties officeooo:rsid="01e9443a"/>
    </style:style>
    <style:style style:name="T337" style:family="text">
      <style:text-properties officeooo:rsid="01e98d09"/>
    </style:style>
    <style:style style:name="T338" style:family="text">
      <style:text-properties style:font-name="FreeMono1" officeooo:rsid="01e98d09"/>
    </style:style>
    <style:style style:name="T339" style:family="text">
      <style:text-properties style:font-name="FreeMono1" officeooo:rsid="02027399"/>
    </style:style>
    <style:style style:name="T340" style:family="text">
      <style:text-properties style:font-name="Jomolhari" officeooo:rsid="01e98d09"/>
    </style:style>
    <style:style style:name="T341" style:family="text">
      <style:text-properties officeooo:rsid="01ec100d"/>
    </style:style>
    <style:style style:name="T342" style:family="text">
      <style:text-properties officeooo:rsid="01f19e93"/>
    </style:style>
    <style:style style:name="T343" style:family="text">
      <style:text-properties officeooo:rsid="01f32ef1"/>
    </style:style>
    <style:style style:name="T344" style:family="text">
      <style:text-properties officeooo:rsid="01f4aa0a"/>
    </style:style>
    <style:style style:name="T345" style:family="text">
      <style:text-properties officeooo:rsid="01f7675e"/>
    </style:style>
    <style:style style:name="T346" style:family="text">
      <style:text-properties officeooo:rsid="01f7ee1f"/>
    </style:style>
    <style:style style:name="T347" style:family="text">
      <style:text-properties officeooo:rsid="01fc1624"/>
    </style:style>
    <style:style style:name="T348" style:family="text">
      <style:text-properties style:font-name="Jomolhari1"/>
    </style:style>
    <style:style style:name="T349" style:family="text">
      <style:text-properties style:font-name="Jomolhari1" officeooo:rsid="00ac8f4e"/>
    </style:style>
    <style:style style:name="T350" style:family="text">
      <style:text-properties officeooo:rsid="0200b089"/>
    </style:style>
    <style:style style:name="T351" style:family="text">
      <style:text-properties officeooo:rsid="02011263"/>
    </style:style>
    <style:style style:name="T352" style:family="text">
      <style:text-properties officeooo:rsid="02027399"/>
    </style:style>
    <style:style style:name="gr1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7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1<text:tab/></text:span><text:span text:style-name="T1">Introduction to YACC</text:span></text:p>
      <text:p text:style-name="P3"/>
      <text:p text:style-name="P2"><text:span text:style-name="T50">YACC (Yet Another Compiler Compiler) is a tool used to generate a parser. </text:span><text:span text:style-name="T51">This document is a tutorial for the use of YACC to generate a parser for SIL. </text:span><text:span text:style-name="T52">YACC </text:span><text:span text:style-name="T53">translates </text:span><text:span text:style-name="T63">a given</text:span><text:span text:style-name="T53"> Context Free Grammar (CFG) </text:span><text:span text:style-name="T315">[Give Wiki Link]</text:span><text:span text:style-name="T64"> </text:span><text:span text:style-name="T53">specifications </text:span><text:span text:style-name="T54">(input in </text:span><text:span text:style-name="T85">input_file.y</text:span><text:span text:style-name="T54">) </text:span><text:span text:style-name="T53">into a C implementation </text:span><text:span text:style-name="T57">(</text:span><text:span text:style-name="T84">y.tab.c</text:span><text:span text:style-name="T57">) </text:span><text:span text:style-name="T53">of a corresponding </text:span><text:span text:style-name="T55">push down automaton </text:span><text:span text:style-name="T316">[Link to WIKI page]</text:span><text:span text:style-name="T63"> </text:span><text:span text:style-name="T58">(</text:span><text:span text:style-name="T55">i.e., a finite state machine with a stack</text:span><text:span text:style-name="T58">).</text:span><text:span text:style-name="T50"> </text:span><text:span text:style-name="T56">This C program when compiled, yields an executable parser.</text:span></text:p>
      <text:p text:style-name="P11"><draw:custom-shape text:anchor-type="paragraph" draw:z-index="0" draw:style-name="gr1" draw:text-style-name="P145" svg:width="1.3335in" svg:height="0.6878in" svg:x="2.6583in" svg:y="0.0917in"><text:p text:style-name="P145">YACC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2"><draw:custom-shape text:anchor-type="paragraph" draw:z-index="3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9" draw:style-name="gr3" svg:width="0.8961in" svg:height="0.2189in" svg:x="5.5689in" svg:y="0.0756in"><draw:text-box><text:p>y.tab.c</text:p></draw:text-box></draw:frame><draw:frame text:anchor-type="paragraph" draw:z-index="14" draw:style-name="gr4" svg:width="0.8961in" svg:height="0.1925in" svg:x="0.45in" svg:y="0.0756in"><draw:text-box><text:p>input_file.y</text:p></draw:text-box></draw:frame></text:p>
      <text:p text:style-name="P11"/>
      <text:p text:style-name="P11"><text:tab/></text:p>
      <text:p text:style-name="P12"><draw:custom-shape text:anchor-type="paragraph" draw:z-index="1" draw:style-name="gr1" svg:width="1.3335in" svg:height="0.6878in" svg:x="2.6583in" svg:y="0.1425in"><text:p text:style-name="P145">C compil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2"><draw:custom-shape text:anchor-type="paragraph" draw:z-index="4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0" draw:style-name="gr3" svg:width="0.8961in" svg:height="0.2189in" svg:x="5.5689in" svg:y="0.0756in"><draw:text-box><text:p>a.out</text:p></draw:text-box></draw:frame><draw:frame text:anchor-type="paragraph" draw:z-index="13" draw:style-name="gr3" svg:width="0.8961in" svg:height="0.2189in" svg:x="0.45in" svg:y="0.0756in"><draw:text-box><text:p>y.tab.c</text:p></draw:text-box></draw:frame></text:p>
      <text:p text:style-name="P11"/>
      <text:p text:style-name="P13"/>
      <text:p text:style-name="P14"><draw:custom-shape text:anchor-type="paragraph" draw:z-index="2" draw:style-name="gr1" svg:width="1.3335in" svg:height="0.6878in" svg:x="2.6583in" svg:y="0.1043in"><text:p text:style-name="P145">a.ou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e </text:p>
      <text:p text:style-name="P15"><draw:custom-shape text:anchor-type="paragraph" draw:z-index="5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1" draw:style-name="gr3" svg:width="0.8961in" svg:height="0.2189in" svg:x="5.5689in" svg:y="0.0756in"><draw:text-box><text:p>Output</text:p></draw:text-box></draw:frame><draw:frame text:anchor-type="paragraph" draw:z-index="12" draw:style-name="gr3" svg:width="0.8961in" svg:height="0.2189in" svg:x="0.45in" svg:y="0.0756in"><draw:text-box><text:p>Input</text:p></draw:text-box></draw:frame></text:p>
      <text:p text:style-name="P15"/>
      <text:p text:style-name="P20"/>
      <text:p text:style-name="P110"><text:span text:style-name="T136">The source SIL program is fed as the input to the generated parser (</text:span><text:span text:style-name="T141">a.out</text:span><text:span text:style-name="T136">). <text:s/></text:span><text:span text:style-name="T140">The parser </text:span><text:span text:style-name="T137">checks </text:span><text:span text:style-name="T139">whether</text:span><text:span text:style-name="T137"> the program </text:span><text:span text:style-name="T140">satisfies </text:span><text:span text:style-name="T137">the </text:span><text:span text:style-name="T140">syntax </text:span><text:span text:style-name="T138">specification </text:span><text:span text:style-name="T140">given </text:span><text:span text:style-name="T138">in the </text:span><text:span text:style-name="T142">input_file.y</text:span><text:span text:style-name="T138"> file. </text:span></text:p>
      <text:p text:style-name="P25"/>
      <text:p text:style-name="P16"><text:span text:style-name="T89"><text:tab/>A parser is </text:span><text:span text:style-name="T90">a </text:span><text:span text:style-name="T89">program that </text:span><text:span text:style-name="T76">checks whether its </text:span><text:span text:style-name="T89">input </text:span><text:span text:style-name="T246">(viewed as a stre</text:span><text:span text:style-name="T250">a</text:span><text:span text:style-name="T246">m of tokens) meets</text:span><text:span text:style-name="T89"> a </text:span><text:span text:style-name="T246">given </text:span><text:span text:style-name="T89">grammar </text:span><text:span text:style-name="T95">specification</text:span><text:span text:style-name="T89">. </text:span><text:span text:style-name="T88"><text:s/></text:span><text:span text:style-name="T102">The syntax of </text:span><text:span text:style-name="T103">SIL</text:span><text:span text:style-name="T102"> can be specified <text:s/></text:span><text:span text:style-name="T104">using</text:span><text:span text:style-name="T101"> </text:span><text:span text:style-name="T109">a </text:span><text:span text:style-name="T105">Context Free Grammar.</text:span><text:span text:style-name="T104"> </text:span><text:span text:style-name="T109">As mentioned earlier, </text:span><text:span text:style-name="T106">YACC </text:span><text:span text:style-name="T109">takes this sp</text:span><text:span text:style-name="T111">e</text:span><text:span text:style-name="T109">cification and generates a parser for SIL. <text:s/></text:span></text:p>
      <text:p text:style-name="P21"/>
      <text:p text:style-name="P72"><text:span text:style-name="T216"><text:s text:c="9"/>Recall that a </text:span><text:span text:style-name="T205">context free grammar</text:span><text:span text:style-name="T212"> is defined by a four tuple (</text:span><text:span text:style-name="T216">N</text:span><text:span text:style-name="T212">,T,P,S) - <text:s/>a set </text:span><text:span text:style-name="T216">N</text:span><text:span text:style-name="T212"> of </text:span><text:span text:style-name="T210">non-terminals</text:span><text:span text:style-name="T212">, a set T of </text:span><text:span text:style-name="T205">t</text:span><text:span text:style-name="T211">erminals</text:span><text:span text:style-name="T205"> </text:span><text:span text:style-name="T212">(</text:span><text:span text:style-name="T216">in our project, these are the tokens returned by the lexical analyzer and hence we may refer to them as </text:span><text:span text:style-name="T211">tokens</text:span><text:span text:style-name="T216"> occasionally</text:span><text:span text:style-name="T212">), <text:s/>set </text:span><text:soft-page-break/><text:span text:style-name="T212">P of </text:span><text:span text:style-name="T205">productions</text:span><text:span text:style-name="T212"> and a </text:span><text:span text:style-name="T205">start </text:span><text:span text:style-name="T206">variable</text:span><text:span text:style-name="T212"> <text:s/>S. </text:span><text:span text:style-name="T213">Each production consists of a </text:span><text:span text:style-name="T216">non-terminal</text:span><text:span text:style-name="T213"> on the left side (</text:span><text:span text:style-name="T206">head</text:span><text:span text:style-name="T213"> part) and a sequence of tokens and </text:span><text:span text:style-name="T216">non-terminals</text:span><text:span text:style-name="T213"> (of zero or more length) on the right side (</text:span><text:span text:style-name="T206">body</text:span><text:span text:style-name="T213"> part). For more about context free grammars </text:span><text:span text:style-name="T215">refer to </text:span><text:span text:style-name="T320">[</text:span><text:span text:style-name="T317">http://en.wikipedia.org/wiki/Context-free_grammar</text:span><text:span text:style-name="T318">]</text:span><text:span text:style-name="T319"> </text:span></text:p>
      <text:p text:style-name="P132"/>
      <text:p text:style-name="P22">Example: <text:s/><text:span text:style-name="T300">This </text:span><text:span text:style-name="T314">example </text:span><text:span text:style-name="T321">[Link to eg_1n2post_no-att.y]</text:span><text:span text:style-name="T300"> is an</text:span> <text:span text:style-name="T300"><text:s/>Infix to Postfix converter </text:span><text:span text:style-name="T334">implemented using</text:span><text:span text:style-name="T300"> YACC. <text:s/>The </text:span><text:span text:style-name="T70">rules part</text:span><text:span text:style-name="T300"> of th</text:span><text:span text:style-name="T312">e</text:span><text:span text:style-name="T300"> </text:span><text:span text:style-name="T334">YACC program</text:span><text:span text:style-name="T300"> </text:span><text:span text:style-name="T341">has been shown below</text:span><text:span text:style-name="T300">: <text:s/></text:span></text:p>
      <text:p text:style-name="P22"/>
      <text:p text:style-name="P53"><text:span text:style-name="T260">start: expr '\n'<text:tab/>{</text:span><text:span text:style-name="T269">exit(1);</text:span><text:span text:style-name="T260">} </text:span></text:p>
      <text:p text:style-name="P55"><text:tab/>; </text:p>
      <text:p text:style-name="P55"/>
      <text:p text:style-name="P55">expr: <text:s/>expr '+' expr<text:tab/>{printf("+ ");} </text:p>
      <text:p text:style-name="P55"><text:tab/>| expr '*' expr<text:tab/>{printf("* ");} </text:p>
      <text:p text:style-name="P55"><text:tab/>| '(' expr ')'<text:tab/> </text:p>
      <text:p text:style-name="P55"><text:tab/>| DIGIT<text:tab/><text:tab/>{printf("NUM%<text:span text:style-name="T335">d</text:span> ",<text:span text:style-name="T335">pos</text:span>);} </text:p>
      <text:p text:style-name="P55"><text:tab/>; </text:p>
      <text:p text:style-name="P55"/>
      <text:p text:style-name="P124"/>
      <text:p text:style-name="P93">In this example, the set of non-terminals N = {<text:span text:style-name="T42">start</text:span><text:span text:style-name="T3">, </text:span><text:span text:style-name="T42">expr</text:span>}, the set of terminals </text:p>
      <text:p text:style-name="P93">T = {<text:span text:style-name="T42">'\n',</text:span><text:span text:style-name="T312"> </text:span><text:span text:style-name="T3">'</text:span><text:span text:style-name="T42">+', <text:s/>'*', '(', ')' , DIGIT</text:span><text:span text:style-name="T312"> </text:span>} and the start symbol S = <text:span text:style-name="T46">start</text:span>. <text:s/></text:p>
      <text:p text:style-name="P123"/>
      <text:p text:style-name="P23">Sample Input/Output :</text:p>
      <text:p text:style-name="P23"/>
      <text:p text:style-name="P38"><text:span text:style-name="T91">I:<text:tab/></text:span><text:span text:style-name="T333">1</text:span><text:span text:style-name="T332">+5</text:span></text:p>
      <text:p text:style-name="P38"><text:span text:style-name="T91">O:<text:tab/></text:span><text:span text:style-name="T332">NUM</text:span><text:span text:style-name="T336">1</text:span><text:span text:style-name="T332"> NUM</text:span><text:span text:style-name="T336">2</text:span><text:span text:style-name="T332"> +</text:span></text:p>
      <text:p text:style-name="P40"><text:s/></text:p>
      <text:p text:style-name="P122">When the input 1+5 is given to the <text:span text:style-name="T337">parser (object file)</text:span> generated by YACC <text:span text:style-name="T322">[Link to yacc_run_inst.txt]</text:span><text:span text:style-name="T337"> </text:span>, <text:span text:style-name="T337">the parser prints a </text:span><text:span text:style-name="T74">postfix form</text:span><text:span text:style-name="T337"> of the original expression </text:span><text:span text:style-name="T338">1+5</text:span><text:span text:style-name="T337"> as <text:s/></text:span><text:span text:style-name="T338">NUM1 NUM2 +</text:span><text:span text:style-name="T337"> where, </text:span><text:span text:style-name="T338">NUM1</text:span><text:span text:style-name="T337"> represents the first number in the input expression i.e. </text:span><text:span text:style-name="T338">1</text:span><text:span text:style-name="T337"> and</text:span><text:span text:style-name="T338"> NUM2 </text:span><text:span text:style-name="T340">represents the second number in the input expression i.e. </text:span><text:span text:style-name="T338">5</text:span><text:span text:style-name="T337">.</text:span></text:p>
      <text:p text:style-name="P122"><text:span text:style-name="T337"><text:s/></text:span><text:s/></text:p>
      <text:p text:style-name="P129">I:<text:tab/><text:span text:style-name="T337">3+(1*9)+5</text:span></text:p>
      <text:p text:style-name="P130"><text:span text:style-name="T92">O:<text:tab/></text:span><text:span text:style-name="T337">NUM1 NUM2 NUM3 * NUM4 + +</text:span></text:p>
      <text:p text:style-name="P128"/>
      <text:p text:style-name="P39"><text:span text:style-name="T93">I:<text:tab/></text:span><text:span text:style-name="T93">5</text:span><text:span text:style-name="T94">$</text:span></text:p>
      <text:p text:style-name="P41">O:<text:tab/><text:span text:style-name="T334">NUM</text:span><text:span text:style-name="T336">1</text:span> error</text:p>
      <text:p text:style-name="P24"><text:tab/></text:p>
      <text:p text:style-name="P17"><text:soft-page-break/><text:span text:style-name="T96">This example demonstrates the specification of </text:span><text:span text:style-name="T65">rule</text:span><text:span text:style-name="T66">s</text:span><text:span text:style-name="T96"> in YACC. </text:span><text:span text:style-name="T97"><text:s/></text:span><text:span text:style-name="T98">In this example there are </text:span><text:span text:style-name="T312">five</text:span><text:span text:style-name="T247"> rules</text:span><text:span text:style-name="T98">. <text:s/></text:span><text:span text:style-name="T247">Each</text:span><text:span text:style-name="T134"> rule</text:span><text:span text:style-name="T99"> </text:span><text:span text:style-name="T247">has </text:span><text:span text:style-name="T300">a</text:span><text:span text:style-name="T247"> </text:span><text:span text:style-name="T67">product</text:span><text:span text:style-name="T68">i</text:span><text:span text:style-name="T67">on part</text:span><text:span text:style-name="T247"> and an </text:span><text:span text:style-name="T67">action part</text:span><text:span text:style-name="T247">. <text:s/>The action </text:span><text:span text:style-name="T247">part consists of C statements enclosed within </text:span><text:span text:style-name="T249">a </text:span><text:span text:style-name="T18">{</text:span><text:span text:style-name="T247"> </text:span><text:span text:style-name="T249">and</text:span><text:span text:style-name="T247"> </text:span><text:span text:style-name="T18">}</text:span><text:span text:style-name="T247">. Each production part has a </text:span><text:span text:style-name="T67">head</text:span><text:span text:style-name="T247"> and a </text:span><text:span text:style-name="T67">body</text:span><text:span text:style-name="T247"> sep</text:span><text:span text:style-name="T250">a</text:span><text:span text:style-name="T247">rated by </text:span><text:span text:style-name="T254">a </text:span><text:span text:style-name="T42">'</text:span><text:span text:style-name="T18">:</text:span><text:span text:style-name="T42">'</text:span><text:span text:style-name="T247">. For example, the first rule above has </text:span><text:span text:style-name="T135">production </text:span><text:span text:style-name="T247">part with </text:span><text:span text:style-name="T43">start</text:span><text:span text:style-name="T247"> as the head and </text:span><text:span text:style-name="T43">expr '\n'</text:span><text:span text:style-name="T247"> as the body. <text:s/>The action part for the </text:span><text:span text:style-name="T248">r</text:span><text:span text:style-name="T247">ule is <text:s/></text:span><text:span text:style-name="T45">{</text:span><text:span text:style-name="T44">exit(1);</text:span><text:span text:style-name="T45">}</text:span><text:span text:style-name="T247">. <text:s/></text:span></text:p>
      <text:p text:style-name="P37"/>
      <text:p text:style-name="P133"><text:span text:style-name="T77">The parser reads the input sequentially and tries to find a pattern match with the body part of each production. <text:s/>When </text:span><text:span text:style-name="T78">it </text:span><text:span text:style-name="T77">finds a matching production, </text:span><text:span text:style-name="T79">the </text:span><text:span text:style-name="T81">input pointer </text:span><text:span text:style-name="T79">, and </text:span><text:span text:style-name="T77">the action part of the corresponding rule is executed.</text:span><text:span text:style-name="T78"> <text:s/></text:span><text:span text:style-name="T80">The process is repeated till the end of the input.</text:span></text:p>
      <text:p text:style-name="P136"/>
      <text:p text:style-name="P143"><text:span text:style-name="T175"><text:tab/>In the above example, when the input </text:span><text:span text:style-name="T172">1</text:span><text:span text:style-name="T169">+5</text:span><text:span text:style-name="T175"> is given to the parser, it attempts to match </text:span><text:span text:style-name="T178">the input</text:span><text:span text:style-name="T175"> with the body of the production of the first rule. </text:span><text:span text:style-name="T177">W</text:span><text:span text:style-name="T176">hen the input has been parsed completely </text:span><text:span text:style-name="T179">and correctly matched with the start production </text:span><text:span text:style-name="T170">start: expr '\n'</text:span><text:span text:style-name="T179"> the</text:span><text:span text:style-name="T176"> </text:span><text:span text:style-name="T179">parser</text:span><text:span text:style-name="T176"> executes the action <text:s/></text:span><text:span text:style-name="T171">exit(1);.</text:span><text:span text:style-name="T19"> </text:span><text:span text:style-name="T108">The statements</text:span><text:span text:style-name="T20"> </text:span><text:span text:style-name="T166">printf("</text:span><text:span text:style-name="T167">NUM </text:span><text:span text:style-name="T166">");</text:span><text:span text:style-name="T165"> </text:span><text:span text:style-name="T151">and</text:span><text:span text:style-name="T164"> </text:span><text:span text:style-name="T166">printf("+ ");</text:span><text:span text:style-name="T165"> </text:span><text:span text:style-name="T152">are executed as result of the input being matched with the </text:span><text:span text:style-name="T153">production</text:span><text:span text:style-name="T154">s </text:span><text:span text:style-name="T153"><text:s/></text:span><text:span text:style-name="T168">expr: DIGIT</text:span><text:span text:style-name="T153"> <text:s/></text:span><text:span text:style-name="T154">and </text:span><text:span text:style-name="T166">expr: <text:s/>expr '+' expr</text:span><text:span text:style-name="T154"> respectively. </text:span></text:p>
      <text:p text:style-name="P127"/>
      <text:p text:style-name="P133"><text:span text:style-name="T77">If the parser fails to find any matching body part, then the message </text:span><text:span text:style-name="T100">“</text:span><text:span text:style-name="T4">error</text:span><text:span text:style-name="T100">” </text:span><text:span text:style-name="T110">is <text:s/>generated. </text:span><text:span text:style-name="T323">See why [Link to yyerror() of eg_</text:span><text:span text:style-name="T324">i</text:span><text:span text:style-name="T323">n2pos</text:span><text:span text:style-name="T325">t</text:span><text:span text:style-name="T323">_no-att.y]</text:span></text:p>
      <text:p text:style-name="P101"/>
      <text:p text:style-name="P100">2<text:tab/>The structure of YACC programs</text:p>
      <text:p text:style-name="P100"/>
      <text:p text:style-name="P134">A <text:span text:style-name="T249">YACC</text:span> program consists of three sections: Declarations, Rules and Auxiliary functions. <text:span text:style-name="T327">[</text:span><text:span text:style-name="T328">Link </text:span><text:span text:style-name="T321">to </text:span><text:span text:style-name="T327">structure.y]</text:span><text:span text:style-name="T342"> </text:span><text:span text:style-name="T249">(Note the similarity with the structure of LEX programs).</text:span><text:span text:style-name="T305"> <text:s/></text:span></text:p>
      <text:p text:style-name="P18"/>
      <text:p text:style-name="P18"><draw:frame text:anchor-type="paragraph" draw:z-index="15" draw:style-name="gr5" svg:width="2.1878in" svg:height="1.7295in" svg:x="2.2126in" svg:y="0.0098in"><draw:text-box><text:p>DECLARATIONS</text:p><text:p/><text:p>%%</text:p><text:p/><text:p>RULES</text:p><text:p/><text:p>%%</text:p><text:p/><text:p>AUXILIARY FUNCTIONS</text:p></draw:text-box></draw:frame></text:p>
      <text:p text:style-name="P19"/>
      <text:p text:style-name="P94"><text:soft-page-break/>2.1<text:tab/>Declarations</text:p>
      <text:p text:style-name="P94"/>
      <text:p text:style-name="P65"><text:span text:style-name="T182">The Declarations section consists of two parts, </text:span><text:span text:style-name="T75">C declarations <text:s/>and YACC Declarations</text:span><text:span text:style-name="T182">.</text:span></text:p>
      <text:p text:style-name="P66"/>
      <text:p text:style-name="P121"><text:span text:style-name="T145"><text:tab/>The C Declarations are delimited by </text:span><text:span text:style-name="T163">%{</text:span><text:span text:style-name="T145"> and </text:span><text:span text:style-name="T163">%}.</text:span><text:span text:style-name="T145"> This part consists of all the </text:span><text:span text:style-name="T145">declarations required for the C code </text:span><text:span text:style-name="T156">you write</text:span><text:span text:style-name="T145"> in the </text:span><text:span text:style-name="T157">Actions</text:span><text:span text:style-name="T145"> section and the</text:span><text:span text:style-name="T144"> </text:span><text:span text:style-name="T157">Auxiliary functions</text:span><text:span text:style-name="T145"> section. The contents of this section are directly copied into </text:span><text:span text:style-name="T146">the generated</text:span><text:span text:style-name="T145"> </text:span><text:span text:style-name="T143">y.tab.c </text:span><text:span text:style-name="T107">file</text:span><text:span text:style-name="T143"> </text:span><text:span text:style-name="T145">without any modification</text:span><text:span text:style-name="T143">. </text:span><text:span text:style-name="T145"><text:s/></text:span></text:p>
      <text:p text:style-name="P67"/>
      <text:p text:style-name="P90">The following <text:span text:style-name="T343">example </text:span>shows an abstract outline of the structure of <text:span text:style-name="T345">the declarations part of a</text:span> YACC program: <text:s/></text:p>
      <text:p text:style-name="P42"/>
      <text:p text:style-name="P137"><text:span text:style-name="T344">/* Beginning of Declarations part */</text:span></text:p>
      <text:p text:style-name="P137"><text:span text:style-name="T344"></text:span></text:p>
      <text:p text:style-name="P137"><text:span text:style-name="T344">%{ <text:s text:c="5"/>/* Beginning of C declarations */</text:span></text:p>
      <text:p text:style-name="P137"><text:span text:style-name="T344"></text:span></text:p>
      <text:p text:style-name="P137"><text:span text:style-name="T344"/></text:p>
      <text:p text:style-name="P137"><text:span text:style-name="T344">%} <text:s text:c="5"/>/* End of C declarations */</text:span></text:p>
      <text:p text:style-name="P137"><text:span text:style-name="T344"></text:span></text:p>
      <text:p text:style-name="P137"><text:span text:style-name="T344"><text:tab/>/* Beginning of YACC declarations <text:s/>*/</text:span></text:p>
      <text:p text:style-name="P139"><text:span text:style-name="T344"></text:span></text:p>
      <text:p text:style-name="P139"><text:span text:style-name="T346"><text:tab/></text:span></text:p>
      <text:p text:style-name="P138"><text:span text:style-name="T346"><text:tab/>/* End of YACC declarations */</text:span></text:p>
      <text:p text:style-name="P138"><text:span text:style-name="T346"><text:tab/></text:span></text:p>
      <text:p text:style-name="P138"><text:span text:style-name="T346">/* End of Declarations Part */</text:span></text:p>
      <text:p text:style-name="P111"><text:span text:style-name="T147"/></text:p>
      <text:p text:style-name="P111"><text:span text:style-name="T147">The YACC </text:span><text:span text:style-name="T150">d</text:span><text:span text:style-name="T147">eclarations </text:span><text:span text:style-name="T150">part </text:span><text:span text:style-name="T147">co</text:span><text:span text:style-name="T156">mprises</text:span><text:span text:style-name="T147"> of declarations of </text:span><text:span text:style-name="T158">tokens</text:span><text:span text:style-name="T147"> </text:span><text:span text:style-name="T155">(usually returned by the </text:span><text:span text:style-name="T326">lexical analyzer </text:span><text:span text:style-name="T329">[Link to LEX document] </text:span><text:span text:style-name="T180">)</text:span><text:span text:style-name="T149">. </text:span><text:span text:style-name="T155">The parser reads the tokens by invoking the function </text:span><text:span text:style-name="T159">yylex() </text:span><text:span text:style-name="T148">(To be discussed in detail later). </text:span></text:p>
      <text:p text:style-name="P91"/>
      <text:p text:style-name="P95">2.2<text:tab/>Rules</text:p>
      <text:p text:style-name="P42"/>
      <text:p text:style-name="P70"><text:span text:style-name="T184">A rule in a YACC program comprises of two parts (i) the </text:span><text:span text:style-name="T207">production</text:span><text:span text:style-name="T208"> part</text:span><text:span text:style-name="T184"> and (ii) the </text:span><text:span text:style-name="T208">action part</text:span><text:span text:style-name="T184">. <text:s/></text:span><text:span text:style-name="T217">In this project, t</text:span><text:span text:style-name="T186">he syntax of SIL </text:span><text:span text:style-name="T217">programming language will be</text:span><text:span text:style-name="T186"> specified in the form of </text:span><text:span text:style-name="T214">a context free grammar.</text:span><text:span text:style-name="T186"> </text:span><text:span text:style-name="T189">A</text:span><text:span text:style-name="T187"> </text:span><text:span text:style-name="T188">rule in YACC</text:span><text:span text:style-name="T187"> is of the form:</text:span></text:p>
      <text:p text:style-name="P44"/>
      <text:p text:style-name="P44">production_head<text:tab/>:<text:tab/>production_body<text:tab/>{<text:span text:style-name="T253">a</text:span>ction in C } ;</text:p>
      <text:p text:style-name="P31"><text:soft-page-break/></text:p>
      <text:p text:style-name="P126">The following <text:span text:style-name="T343">example </text:span>shows an abstract outline of the structure of <text:span text:style-name="T345">the </text:span><text:span text:style-name="T346">rules</text:span><text:span text:style-name="T345"> part of a</text:span> YACC program:</text:p>
      <text:p text:style-name="P140"><text:span text:style-name="T346"/></text:p>
      <text:p text:style-name="P140"><text:span text:style-name="T346"/></text:p>
      <text:p text:style-name="P140"><text:span text:style-name="T346">%%<text:tab/></text:span></text:p>
      <text:p text:style-name="P140"><text:span text:style-name="T346"></text:span></text:p>
      <text:p text:style-name="P140"><text:span text:style-name="T346">/* Rules Section begins here */</text:span></text:p>
      <text:p text:style-name="P140"><text:span text:style-name="T346"></text:span></text:p>
      <text:p text:style-name="P140"><text:span text:style-name="T346"/></text:p>
      <text:p text:style-name="P140"><text:span text:style-name="T346">/* Rules Section ends here */</text:span></text:p>
      <text:p text:style-name="P140"><text:span text:style-name="T346"></text:span></text:p>
      <text:p text:style-name="P140"><text:span text:style-name="T346">%% <text:tab/></text:span></text:p>
      <text:p text:style-name="P33">The rules in our example can be found <text:span text:style-name="T313">here </text:span><text:span text:style-name="T330">[Link to Rules section in eg_in2post_no-att.y] </text:span></text:p>
      <text:p text:style-name="P31"/>
      <text:p text:style-name="P96">2.2.1<text:tab/>Productions</text:p>
      <text:p text:style-name="P68"/>
      <text:p text:style-name="P142"><text:span text:style-name="T183">Each production consists of a production </text:span><text:span text:style-name="T203">head</text:span><text:span text:style-name="T183"> and a production </text:span><text:span text:style-name="T203">body</text:span><text:span text:style-name="T183">. </text:span><text:span text:style-name="T347">Consider a production from our </text:span><text:span text:style-name="T331">example [Link to productions of eg_in2_post_no-att.y]</text:span><text:span text:style-name="T347">:</text:span></text:p>
      <text:p text:style-name="P141"><text:span text:style-name="T185"/></text:p>
      <text:p text:style-name="P141"><text:span text:style-name="T222">expr<text:tab/>:<text:tab/>expr </text:span><text:span text:style-name="T347">'+'</text:span><text:span text:style-name="T222"> expr</text:span></text:p>
      <text:p text:style-name="P45"/>
      <text:p text:style-name="P69"><text:span text:style-name="T186">The </text:span><text:span text:style-name="T5">expr</text:span><text:span text:style-name="T186"> on the LHS of the</text:span><text:span text:style-name="T5"> : </text:span><text:span text:style-name="T228">in the production </text:span><text:span text:style-name="T186">is called the </text:span><text:span text:style-name="T204">head</text:span><text:span text:style-name="T186"> of the production and the </text:span><text:span text:style-name="T5">expr </text:span><text:span text:style-name="T48">'+'</text:span><text:span text:style-name="T5"> expr</text:span><text:span text:style-name="T186"> on the RHS of the </text:span><text:span text:style-name="T5">: </text:span><text:span text:style-name="T186">is called the </text:span><text:span text:style-name="T204">body</text:span><text:span text:style-name="T186"> of the production. </text:span></text:p>
      <text:p text:style-name="P32"><text:tab/></text:p>
      <text:p text:style-name="P125"><text:span text:style-name="T251"><text:tab/>In the above example, </text:span><text:span text:style-name="T49">'+'</text:span><text:span text:style-name="T235"> is a </text:span><text:span text:style-name="T350">terminal</text:span><text:span text:style-name="T237"> </text:span><text:span text:style-name="T239">and</text:span><text:span text:style-name="T237"> </text:span><text:span text:style-name="T13">expr</text:span><text:span text:style-name="T237"> is a </text:span><text:span text:style-name="T297">non-terminal</text:span><text:span text:style-name="T237">.</text:span><text:span text:style-name="T235"> </text:span><text:span text:style-name="T351">Suppose we were to </text:span><text:span text:style-name="T352">replace </text:span><text:span text:style-name="T339">'+'</text:span><text:span text:style-name="T352"> with a </text:span><text:span text:style-name="T339">PLUS</text:span><text:span text:style-name="T352"> token</text:span><text:span text:style-name="T351">, it must be</text:span><text:span text:style-name="T302"> </text:span><text:span text:style-name="T238">declared in the </text:span><text:span text:style-name="T252">d</text:span><text:span text:style-name="T238">eclarations section</text:span><text:span text:style-name="T302">.</text:span><text:span text:style-name="T238"> </text:span><text:span text:style-name="T301">Every</text:span><text:span text:style-name="T302"> token used in </text:span><text:span text:style-name="T301">the</text:span><text:span text:style-name="T303"> production</text:span><text:span text:style-name="T302"> </text:span><text:span text:style-name="T301">part </text:span><text:span text:style-name="T303">of a</text:span><text:span text:style-name="T301">ny</text:span><text:span text:style-name="T303"> </text:span><text:span text:style-name="T301">YACC </text:span><text:span text:style-name="T303">rule </text:span><text:span text:style-name="T302">must be declared in the </text:span><text:span text:style-name="T301">d</text:span><text:span text:style-name="T302">eclarations section. </text:span><text:span text:style-name="T230">The head </text:span><text:span text:style-name="T231">of a production is always a </text:span><text:span text:style-name="T309">non-terminal</text:span><text:span text:style-name="T231">. </text:span><text:span text:style-name="T236">Every </text:span><text:span text:style-name="T309">non-terminal</text:span><text:span text:style-name="T236"> in </text:span><text:span text:style-name="T252">the</text:span><text:span text:style-name="T236"> grammar must </text:span><text:span text:style-name="T252">appear in the head part of at least one production. </text:span></text:p>
      <text:p text:style-name="P77"><text:tab/></text:p>
      <text:p text:style-name="P97">2.2.2<text:tab/>Actions</text:p>
      <text:p text:style-name="P71"/>
      <text:p text:style-name="P74"><text:span text:style-name="T255">The action </text:span><text:span text:style-name="T256">part </text:span><text:span text:style-name="T257">of a rule </text:span><text:span text:style-name="T256">consists of C statements which are</text:span><text:span text:style-name="T255"> executed when the input is matched with the</text:span><text:span text:style-name="T258"> </text:span><text:span text:style-name="T255">body of </text:span><text:span text:style-name="T259">a</text:span><text:span text:style-name="T255"> production. </text:span><text:span text:style-name="T306">In our example </text:span><text:span text:style-name="T309">(link) </text:span><text:span text:style-name="T306"><text:s/></text:span></text:p>
      <text:p text:style-name="P63"><text:soft-page-break/></text:p>
      <text:p text:style-name="P73"><text:span text:style-name="T132">The y.tab.c file contains a function </text:span><text:span text:style-name="T133">yyparse() </text:span><text:span text:style-name="T132">which is an</text:span><text:span text:style-name="T40"> </text:span><text:span text:style-name="T227">implementation </text:span><text:span text:style-name="T309">(in C) </text:span><text:span text:style-name="T227">of </text:span><text:span text:style-name="T309">a</text:span><text:span text:style-name="T227"> push down automaton </text:span><text:span text:style-name="T309">for</text:span><text:span text:style-name="T227"> pars</text:span><text:span text:style-name="T309">ing</text:span><text:span text:style-name="T227"> </text:span><text:span text:style-name="T297">the</text:span><text:span text:style-name="T227"> given input file.</text:span><text:span text:style-name="T225"> <text:s/></text:span><text:span text:style-name="T306">The function </text:span><text:span text:style-name="T7">y</text:span><text:span text:style-name="T6">ylex()</text:span><text:span text:style-name="T225"> is invoked by </text:span><text:span text:style-name="T6">yyparse()</text:span><text:span text:style-name="T225"> to </text:span><text:span text:style-name="T306">read</text:span><text:span text:style-name="T297"> tokens </text:span><text:span text:style-name="T306">from</text:span><text:span text:style-name="T225"> the input file. </text:span><text:span text:style-name="T306">(see yyex() in example (link)). <text:s/>Note that the yyparse() function is automatically generated by YACC <text:s/>in the y.tab.c file. <text:s/>Although YACC <text:s/>generates </text:span><text:span text:style-name="T71">declaration</text:span><text:span text:style-name="T306"> for the function yylex() (and </text:span><text:span text:style-name="T307">also function </text:span><text:span text:style-name="T306">calls to yylex() from yyparse()), <text:s/>it </text:span><text:span text:style-name="T304">does not </text:span><text:span text:style-name="T306"><text:s text:c="2"/>generate the </text:span><text:span text:style-name="T71">definition</text:span><text:span text:style-name="T306"> for yylex(). <text:s text:c="2"/>Hence the yylex() function definition has to be supplied by you (either directly </text:span><text:span text:style-name="T309">by </text:span><text:span text:style-name="T307">defining</text:span><text:span text:style-name="T306"> yylex() </text:span><text:span text:style-name="T307">in the </text:span><text:span text:style-name="T72">auxiliary function</text:span><text:span text:style-name="T73">s</text:span><text:span text:style-name="T72"> section</text:span><text:span text:style-name="T307"> </text:span><text:span text:style-name="T306">or using a lexical analyzer generator like LEX). <text:s/></text:span><text:span text:style-name="T225"><text:s/></text:span><text:span text:style-name="T298">Each </text:span><text:span text:style-name="T299">invocation of </text:span><text:span text:style-name="T298"><text:s/></text:span><text:span text:style-name="T6">yylex()</text:span><text:span text:style-name="T225"> </text:span><text:span text:style-name="T306">must </text:span><text:span text:style-name="T225">return</text:span><text:span text:style-name="T226"> </text:span><text:span text:style-name="T298">the next </text:span><text:span text:style-name="T226">token </text:span><text:span text:style-name="T307">(from the input steam)</text:span><text:span text:style-name="T298"> to yyparse(). <text:s/></text:span><text:span text:style-name="T225"><text:s/></text:span><text:span text:style-name="T223">The action corresponding to a production is </text:span><text:span text:style-name="T224">executed </text:span><text:span text:style-name="T229">by </text:span><text:span text:style-name="T8">yyparse()</text:span><text:span text:style-name="T224">only </text:span><text:span text:style-name="T309">after</text:span><text:span text:style-name="T224"> </text:span><text:span text:style-name="T299">sufficient number of tokens has been read </text:span><text:span text:style-name="T309">(through repeated invocations of yylex()) </text:span><text:span text:style-name="T299">to get a complete match with the body of the production. <text:s/></text:span><text:span text:style-name="T224"><text:s/></text:span><text:span text:style-name="T225"><text:s/></text:span></text:p>
      <text:p text:style-name="P27"/>
      <text:p text:style-name="P26"/>
      <text:p text:style-name="P75"><text:span text:style-name="T192">Note that </text:span><text:span text:style-name="T218">a single non-terminal</text:span><text:span text:style-name="T192"> may have one </text:span><text:span text:style-name="T196">or more </text:span><text:span text:style-name="T192">production bod</text:span><text:span text:style-name="T195">ies </text:span><text:span text:style-name="T192">separated by a “</text:span><text:span text:style-name="T14">|” . </text:span><text:span text:style-name="T41"><text:s/></text:span><text:span text:style-name="T191"><text:s/></text:span><text:span text:style-name="T219">The action part of a single </text:span><text:span text:style-name="T193">production may have </text:span><text:span text:style-name="T219">several statements of C code. <text:s text:c="2"/>[</text:span><text:span text:style-name="T194"> </text:span><text:span text:style-name="T219">consider the production....in our example (link). <text:s/></text:span><text:span text:style-name="T194"><text:s/>the variable has two production bodies </text:span><text:span text:style-name="T15">expr PLUS expr</text:span><text:span text:style-name="T194"> and </text:span><text:span text:style-name="T15">NUM</text:span><text:span text:style-name="T194">. The first production body has an associated print action .. . </text:span><text:span text:style-name="T15">yyparse()</text:span><text:span text:style-name="T194"> executes the action only when the body </text:span><text:span text:style-name="T15">expr PLUS expr</text:span><text:span text:style-name="T194"> has been matched </text:span><text:span text:style-name="T197">with the input</text:span><text:span text:style-name="T194">.</text:span><text:span text:style-name="T219">]</text:span></text:p>
      <text:p text:style-name="P30"/>
      <text:p text:style-name="P36">2.2.3<text:tab/>Auxiliary functions</text:p>
      <text:p text:style-name="P36"/>
      <text:p text:style-name="P76"><text:span text:style-name="T198">The Auxiliary functions section con</text:span><text:span text:style-name="T219">tains the definitions of three mandatory functions </text:span><text:span text:style-name="T219">main(), yy</text:span><text:span text:style-name="T221">lex</text:span><text:span text:style-name="T219">() and yyerror(). <text:s/>You</text:span><text:span text:style-name="T201"> may wish to add </text:span><text:span text:style-name="T220">your</text:span><text:span text:style-name="T201"> own </text:span><text:span text:style-name="T219">functions (depending on the application you are writing) </text:span><text:span text:style-name="T201"><text:s/></text:span><text:span text:style-name="T219">in</text:span><text:span text:style-name="T201"> the </text:span><text:span text:style-name="T87">y.tab.c</text:span><text:span text:style-name="T201"> file. </text:span><text:span text:style-name="T202"><text:s text:c="2"/></text:span><text:span text:style-name="T219">Such functions are written in </text:span><text:span text:style-name="T219">the a</text:span><text:span text:style-name="T202">uxiliary functions section. <text:s/></text:span><text:span text:style-name="T198"><text:s text:c="2"/></text:span><text:span text:style-name="T219">Your functions are normally written to support the automatically generated (by the YACC tool) parser function </text:span><text:span text:style-name="T16">yyparse()</text:span><text:span text:style-name="T199"> in the </text:span><text:span text:style-name="T86">y.tab.c</text:span><text:span text:style-name="T199"> file. <text:s text:c="2"/></text:span><text:span text:style-name="T219">Your main() function must invoke </text:span><text:span text:style-name="T17">yyparse()</text:span><text:span text:style-name="T200"> </text:span><text:span text:style-name="T219">to parse the input. <text:s/></text:span></text:p>
      <text:p text:style-name="P34"/>
      <text:p text:style-name="P35">The auxiliary functions section of our example (link) program uses no user defined <text:soft-page-break/>functions. <text:s/>You will need to write your supporting functions later in this project. <text:s/></text:p>
      <text:p text:style-name="P28"/>
      <text:p text:style-name="P28">Example:</text:p>
      <text:p text:style-name="P29"/>
      <text:p text:style-name="P43">%{</text:p>
      <text:p text:style-name="P43"/>
      <text:p text:style-name="P43">#include&lt;stdio.h&gt;</text:p>
      <text:p text:style-name="P43"/>
      <text:p text:style-name="P43">%}</text:p>
      <text:p text:style-name="P43"/>
      <text:p text:style-name="P43">%token NUM <text:span text:style-name="T232">PLUS</text:span></text:p>
      <text:p text:style-name="P43"/>
      <text:p text:style-name="P43">%%</text:p>
      <text:p text:style-name="P43"/>
      <text:p text:style-name="P43">expr<text:tab/>:<text:tab/>expr <text:span text:style-name="T233">PLUS</text:span> expr<text:tab/><text:span text:style-name="T240">{</text:span><text:span text:style-name="T242">my_</text:span><text:span text:style-name="T240">print(“parsing complete”);</text:span><text:span text:style-name="T241">}</text:span></text:p>
      <text:p text:style-name="P43"><text:tab/>|<text:tab/>NUM<text:tab/><text:tab/><text:tab/><text:tab/></text:p>
      <text:p text:style-name="P43"><text:tab/>;</text:p>
      <text:p text:style-name="P43"/>
      <text:p text:style-name="P43">%%</text:p>
      <text:p text:style-name="P29"/>
      <text:p text:style-name="P114">void my_print(char* str)</text:p>
      <text:p text:style-name="P114">{</text:p>
      <text:p text:style-name="P114"><text:tab/>printf(“<text:span text:style-name="T243">Message: </text:span>%s”,str);</text:p>
      <text:p text:style-name="P114">}</text:p>
      <text:p text:style-name="P112"/>
      <text:p text:style-name="P114"><text:span text:style-name="T244">void</text:span><text:span text:style-name="T245"> yyerror()</text:span></text:p>
      <text:p text:style-name="P113">{</text:p>
      <text:p text:style-name="P113"><text:tab/>printf(“Syntax Error”);</text:p>
      <text:p text:style-name="P113">}</text:p>
      <text:p text:style-name="P47"/>
      <text:p text:style-name="P47">int main()</text:p>
      <text:p text:style-name="P47">{</text:p>
      <text:p text:style-name="P47"><text:tab/>yyparse();</text:p>
      <text:p text:style-name="P47"><text:tab/>return 1;</text:p>
      <text:p text:style-name="P47">}</text:p>
      <text:p text:style-name="P47"/>
      <text:p text:style-name="P78">Sample Input/Output:</text:p>
      <text:p text:style-name="P78"/>
      <text:p text:style-name="P48">I:<text:tab/>2+2</text:p>
      <text:p text:style-name="P48">O:<text:tab/>Message: parsing complete</text:p>
      <text:p text:style-name="P48"/>
      <text:p text:style-name="P46">I:<text:tab/>2-2</text:p>
      <text:p text:style-name="P49">O:<text:tab/>Syntax Error</text:p>
      <text:p text:style-name="P49"/>
      <text:p text:style-name="P49"/>
      <text:p text:style-name="P105"/>
      <text:p text:style-name="P105"><text:soft-page-break/></text:p>
      <text:p text:style-name="P105"/>
      <text:p text:style-name="P105">3.<text:tab/>The Infix to Postfix program</text:p>
      <text:p text:style-name="P54"/>
      <text:p text:style-name="P54">%{ </text:p>
      <text:p text:style-name="P54">#include &lt;stdio.h&gt; </text:p>
      <text:p text:style-name="P54">%} </text:p>
      <text:p text:style-name="P54"/>
      <text:p text:style-name="P54">%token DIGIT </text:p>
      <text:p text:style-name="P54"/>
      <text:p text:style-name="P54">%% </text:p>
      <text:p text:style-name="P54"/>
      <text:p text:style-name="P50"><text:span text:style-name="T260">start: expr '\n'<text:tab/>{</text:span><text:span text:style-name="T269">exit(1);</text:span><text:span text:style-name="T260">} </text:span></text:p>
      <text:p text:style-name="P54"><text:tab/>; </text:p>
      <text:p text:style-name="P54"/>
      <text:p text:style-name="P54">expr: <text:s/>expr '+' expr<text:tab/>{printf("+ ");} </text:p>
      <text:p text:style-name="P54"><text:tab/>| expr '*' expr<text:tab/>{printf("* ");} </text:p>
      <text:p text:style-name="P54"><text:tab/>| '(' expr ')'<text:tab/> </text:p>
      <text:p text:style-name="P54"><text:tab/>| DIGIT<text:tab/><text:tab/>{printf("NUM ");} </text:p>
      <text:p text:style-name="P54"><text:tab/>; </text:p>
      <text:p text:style-name="P54"/>
      <text:p text:style-name="P54">%% </text:p>
      <text:p text:style-name="P54"/>
      <text:p text:style-name="P54">yyerror() </text:p>
      <text:p text:style-name="P54">{ </text:p>
      <text:p text:style-name="P54"><text:tab/>printf("Error"); </text:p>
      <text:p text:style-name="P54">} </text:p>
      <text:p text:style-name="P54"/>
      <text:p text:style-name="P54">yylex() </text:p>
      <text:p text:style-name="P54">{ </text:p>
      <text:p text:style-name="P54"><text:tab/>int c; </text:p>
      <text:p text:style-name="P54"><text:tab/>c = getchar(); </text:p>
      <text:p text:style-name="P54"><text:tab/>if(isdigit(c)) </text:p>
      <text:p text:style-name="P54"><text:tab/><text:tab/>return DIGIT; </text:p>
      <text:p text:style-name="P54"><text:tab/>return c; </text:p>
      <text:p text:style-name="P54">}</text:p>
      <text:p text:style-name="P54"/>
      <text:p text:style-name="P56">main() </text:p>
      <text:p text:style-name="P56">{ </text:p>
      <text:p text:style-name="P56"><text:tab/>yyparse(); </text:p>
      <text:p text:style-name="P56"><text:tab/>return 1; </text:p>
      <text:p text:style-name="P56">}</text:p>
      <text:p text:style-name="P54"/>
      <text:p text:style-name="P79"><text:span text:style-name="T261">Th</text:span><text:span text:style-name="T263">e</text:span><text:span text:style-name="T261"> parse</text:span><text:span text:style-name="T263">r</text:span><text:span text:style-name="T261"> </text:span><text:span text:style-name="T310">function yyparse() is </text:span><text:span text:style-name="T261">generated by compiling this YACC program </text:span><text:span text:style-name="T310">(see sample output here)</text:span><text:span text:style-name="T261">, parses through the input (an infix expression) and outputs the format of the corresponding </text:span><text:span text:style-name="T262">p</text:span><text:span text:style-name="T261">ostfix expression. <text:s/></text:span></text:p>
      <text:p text:style-name="P82"><text:soft-page-break/></text:p>
      <text:p text:style-name="P83">Sample I/O:</text:p>
      <text:p text:style-name="P57">I:<text:tab/>2</text:p>
      <text:p text:style-name="P57">O:<text:tab/>NUM</text:p>
      <text:p text:style-name="P58"/>
      <text:p text:style-name="P58">I:<text:tab/>2+2</text:p>
      <text:p text:style-name="P58">O:<text:tab/>NUM NUM +</text:p>
      <text:p text:style-name="P58"/>
      <text:p text:style-name="P51"><text:span text:style-name="T264">I:<text:tab/></text:span><text:span text:style-name="T268">(</text:span><text:span text:style-name="T264">2+</text:span><text:span text:style-name="T268">3)</text:span><text:span text:style-name="T264">*3</text:span></text:p>
      <text:p text:style-name="P52"><text:span text:style-name="T265">O:<text:tab/></text:span><text:span text:style-name="T266">NUM NUM </text:span><text:span text:style-name="T268">+ </text:span><text:span text:style-name="T267">NUM </text:span><text:span text:style-name="T266">*</text:span></text:p>
      <text:p text:style-name="P59"/>
      <text:p text:style-name="P59"/>
      <text:p text:style-name="P80"><text:span text:style-name="T271">The </text:span><text:span text:style-name="T27">yyparse()</text:span><text:span text:style-name="T271"> function attempts to parse the input using the CFG specifications in the YACC program. </text:span><text:span text:style-name="T272">Every time a number is found in the input stream, </text:span><text:span text:style-name="T28">yylex()</text:span><text:span text:style-name="T272"> returns a token </text:span><text:span text:style-name="T28">DIGIT</text:span><text:span text:style-name="T272"> to </text:span><text:span text:style-name="T28">yyparse()</text:span><text:span text:style-name="T272">. If any character other than a number is found, </text:span><text:span text:style-name="T28">yylex()</text:span><text:span text:style-name="T272"> returns the character itself to </text:span><text:span text:style-name="T28">yyparse()</text:span><text:span text:style-name="T272">. The function </text:span><text:span text:style-name="T28">isdigit()</text:span><text:span text:style-name="T272"> has been used to check if the input character is a number.</text:span></text:p>
      <text:p text:style-name="P84"/>
      <text:p text:style-name="P92"/>
      <text:p text:style-name="P84"/>
      <text:p text:style-name="P81"><text:span text:style-name="T311">T</text:span><text:span text:style-name="T270">he program <text:s/>postfix expression and not the postfix expression itself. </text:span><text:span text:style-name="T273">For the parser to print the postfix expression it would need the value associated with every </text:span><text:span text:style-name="T29">DIGIT</text:span><text:span text:style-name="T273"> token. <text:s/></text:span><text:span text:style-name="T275">For example, the value associated with the token </text:span><text:span text:style-name="T30">NUM</text:span><text:span text:style-name="T275"> in the first sample input/output is 2. </text:span><text:span text:style-name="T276">The value associated with </text:span><text:span text:style-name="T278">a</text:span><text:span text:style-name="T276"> token is called an </text:span><text:span text:style-name="T69">attribute.</text:span></text:p>
      <text:p text:style-name="P85"/>
      <text:p text:style-name="P81"><text:span text:style-name="T273"><text:tab/>In the above program </text:span><text:span text:style-name="T29">yylex()</text:span><text:span text:style-name="T273"> simply returns the token DIGIT to </text:span><text:span text:style-name="T29">yyparse()</text:span><text:span text:style-name="T273"> and does not return </text:span><text:span text:style-name="T277">any</text:span><text:span text:style-name="T273"> value associated with it. In order to facilitate this, there must </text:span><text:span text:style-name="T274">b</text:span><text:span text:style-name="T273">e some method to </text:span><text:span text:style-name="T280">return</text:span><text:span text:style-name="T273"> </text:span><text:span text:style-name="T279">an </text:span><text:span text:style-name="T273">attribute along with the token from </text:span><text:span text:style-name="T29">yylex()</text:span><text:span text:style-name="T273"> to </text:span><text:span text:style-name="T29">yyparse()</text:span><text:span text:style-name="T273">. This can be achieved </text:span><text:span text:style-name="T308">using</text:span><text:span text:style-name="T273"> a variable called </text:span><text:span text:style-name="T29">yylval</text:span><text:span text:style-name="T273">. </text:span><text:span text:style-name="T281">The next program </text:span><text:span text:style-name="T281">shows how it is done.</text:span></text:p>
      <text:p text:style-name="P86"/>
      <text:p text:style-name="P102"><text:span text:style-name="T282">4.<text:tab/>The Infix to Postfix program, </text:span><text:span text:style-name="T283">revised</text:span></text:p>
      <text:p text:style-name="P106"/>
      <text:p text:style-name="P108">%{ </text:p>
      <text:p text:style-name="P108"/>
      <text:p text:style-name="P108">#include &lt;stdio.h&gt; </text:p>
      <text:p text:style-name="P108"/>
      <text:p text:style-name="P108">%} </text:p>
      <text:p text:style-name="P108"><text:soft-page-break/></text:p>
      <text:p text:style-name="P108">%token DIGIT </text:p>
      <text:p text:style-name="P108"/>
      <text:p text:style-name="P108">%% </text:p>
      <text:p text:style-name="P108"/>
      <text:p text:style-name="P108">start : expr '\n'<text:tab/><text:tab/><text:tab/>{printf("\nComplete");exit(1);} </text:p>
      <text:p text:style-name="P108"><text:tab/>; </text:p>
      <text:p text:style-name="P108"/>
      <text:p text:style-name="P108">expr: <text:s/>expr '+' expr<text:tab/><text:tab/>{printf("+ ");} </text:p>
      <text:p text:style-name="P108"><text:tab/>| expr '*' expr<text:tab/><text:tab/>{printf("* ");} </text:p>
      <text:p text:style-name="P108"><text:tab/>| '(' expr ')'<text:tab/> </text:p>
      <text:p text:style-name="P108"><text:tab/>| DIGIT<text:tab/><text:tab/><text:tab/><text:tab/>{printf("%d ",$1);} </text:p>
      <text:p text:style-name="P108"><text:tab/>; </text:p>
      <text:p text:style-name="P108"/>
      <text:p text:style-name="P108">%% </text:p>
      <text:p text:style-name="P108"/>
      <text:p text:style-name="P108"/>
      <text:p text:style-name="P108">yyerror() </text:p>
      <text:p text:style-name="P108">{ </text:p>
      <text:p text:style-name="P108"><text:tab/>printf("Error"); </text:p>
      <text:p text:style-name="P108">} </text:p>
      <text:p text:style-name="P108"/>
      <text:p text:style-name="P108">yylex() </text:p>
      <text:p text:style-name="P108">{ </text:p>
      <text:p text:style-name="P108"><text:tab/>int c; </text:p>
      <text:p text:style-name="P108"><text:tab/>c = getchar(); </text:p>
      <text:p text:style-name="P108"><text:tab/>if(isdigit(c)) </text:p>
      <text:p text:style-name="P108"><text:tab/>{ </text:p>
      <text:p text:style-name="P108"><text:tab/><text:tab/>yylval = c - '0'; </text:p>
      <text:p text:style-name="P108"><text:tab/><text:tab/>return DIGIT; </text:p>
      <text:p text:style-name="P108"><text:tab/><text:tab/> </text:p>
      <text:p text:style-name="P108"><text:tab/>} </text:p>
      <text:p text:style-name="P108"><text:tab/>return c; </text:p>
      <text:p text:style-name="P108">} </text:p>
      <text:p text:style-name="P108"/>
      <text:p text:style-name="P108">main() </text:p>
      <text:p text:style-name="P108">{ </text:p>
      <text:p text:style-name="P108"><text:tab/>yyparse(); </text:p>
      <text:p text:style-name="P108"><text:tab/>return 1; </text:p>
      <text:p text:style-name="P103"><text:span text:style-name="T284">}</text:span><text:span text:style-name="T282"> </text:span></text:p>
      <text:p text:style-name="P60"/>
      <text:p text:style-name="P60"/>
      <text:p text:style-name="P5"><text:span text:style-name="T173">yylval</text:span><text:span text:style-name="T181"> facilitates the use of attributes. </text:span><text:span text:style-name="T36">yylval</text:span><text:span text:style-name="T120"> </text:span><text:span text:style-name="T112">is a global variable </text:span><text:span text:style-name="T113">of the type </text:span><text:span text:style-name="T37">YYSTYPE</text:span><text:span text:style-name="T113"> </text:span><text:span text:style-name="T121">declared in y.tab.c</text:span><text:span text:style-name="T113">. </text:span><text:span text:style-name="T125">By default, </text:span><text:span text:style-name="T39">YYSTYPE</text:span><text:span text:style-name="T125"> is of the type </text:span><text:span text:style-name="T39">int</text:span><text:span text:style-name="T125">. This is evident </text:span><text:span text:style-name="T125">from the following code segment found in y.tab.c</text:span><text:span text:style-name="T122"> </text:span></text:p>
      <text:p text:style-name="P109"/>
      <text:p text:style-name="P109"><text:tab/>typedef int YYSTYPE; </text:p>
      <text:p text:style-name="P104"/>
      <text:p text:style-name="P6"><text:soft-page-break/><text:span text:style-name="T123">As a result, yylval (which is originally of the type YYSTYPE), has an </text:span><text:span text:style-name="T131">inferred</text:span><text:span text:style-name="T123"> type </text:span><text:span text:style-name="T38">int. </text:span><text:span text:style-name="T124">yylval</text:span><text:span text:style-name="T114"> is accessible by </text:span><text:span text:style-name="T31">yyparse()</text:span><text:span text:style-name="T114">, hence it helps in sharing </text:span><text:span text:style-name="T115">of data between </text:span><text:span text:style-name="T32">yylex()</text:span><text:span text:style-name="T115"> and </text:span><text:span text:style-name="T32">yyparse()</text:span><text:span text:style-name="T114">.</text:span><text:span text:style-name="T116"> </text:span><text:span text:style-name="T114">It</text:span><text:span text:style-name="T112"> is used to return other additional information about the lexeme found to the parser </text:span><text:span text:style-name="T117">i.e.,</text:span><text:span text:style-name="T112"> </text:span><text:span text:style-name="T35">yylval</text:span><text:span text:style-name="T118"> is used to return an attribute in addition to the token </text:span><text:span text:style-name="T119">to the parser</text:span><text:span text:style-name="T118">. </text:span></text:p>
      <text:p text:style-name="P7"/>
      <text:p text:style-name="P4"><text:span text:style-name="T286">In the above example</text:span><text:span text:style-name="T285">, </text:span><text:span text:style-name="T287">the </text:span><text:span text:style-name="T33">yylex()</text:span><text:span text:style-name="T288"> returns the token </text:span><text:span text:style-name="T33">DIGIT</text:span><text:span text:style-name="T288"> and the value of the token </text:span><text:span text:style-name="T289">in</text:span><text:span text:style-name="T288"> the following code segment </text:span><text:span text:style-name="T290">under definition of </text:span><text:span text:style-name="T34">yylex()</text:span><text:span text:style-name="T126">:</text:span></text:p>
      <text:p text:style-name="P107"><text:tab/><text:tab/></text:p>
      <text:p text:style-name="P107"><text:tab/><text:tab/>yylval = c - '0'; </text:p>
      <text:p text:style-name="P107"><text:tab/><text:tab/>return DIGIT;</text:p>
      <text:p text:style-name="P107"/>
      <text:p text:style-name="P98"><text:span text:style-name="T59">The attribute of a token can be accessed </text:span><text:span text:style-name="T60">in the action of a rule </text:span><text:span text:style-name="T59">using:</text:span></text:p>
      <text:p text:style-name="P98"><text:span text:style-name="T22">$&lt;position of </text:span><text:span text:style-name="T23">the </text:span><text:span text:style-name="T24">grammar symbol</text:span><text:span text:style-name="T22"> in body of production&gt;</text:span></text:p>
      <text:p text:style-name="P61"/>
      <text:p text:style-name="P87">Example:</text:p>
      <text:p text:style-name="P61"/>
      <text:p text:style-name="P62">expr: DIGIT<text:tab/><text:tab/>{printf(“%d”,$1);}</text:p>
      <text:p text:style-name="P88"/>
      <text:p text:style-name="P99"><text:span text:style-name="T60">The action prints the attribute associated with the token </text:span><text:span text:style-name="T25">DIGIT </text:span><text:span text:style-name="T61">obtained </text:span><text:span text:style-name="T62">through</text:span><text:span text:style-name="T26"> $1</text:span><text:span text:style-name="T60">.</text:span></text:p>
      <text:p text:style-name="P89"><text:s/></text:p>
      <text:p text:style-name="P10"><text:span text:style-name="T174">YYSTYPE</text:span><text:span text:style-name="T160"> can be defined to be of any </text:span><text:span text:style-name="T161">data </text:span><text:span text:style-name="T160">type by the </text:span><text:span text:style-name="T162">programmer</text:span><text:span text:style-name="T160">. </text:span><text:span text:style-name="T127">To </text:span><text:span text:style-name="T128">return an attribute of </text:span><text:span text:style-name="T129">a type other than int, yylval maybe overridden by a user defined yylval in the auxiliary declarations section. </text:span><text:span text:style-name="T130">In order to return multiple attribute values for a token, it may be declared to be of the type </text:span><text:span text:style-name="T21">union</text:span><text:span text:style-name="T130">.</text:span></text:p>
      <text:p text:style-name="P8"/>
      <text:p text:style-name="P8">Example:</text:p>
      <text:p text:style-name="P9"/>
      <text:p text:style-name="P117">%{</text:p>
      <text:p text:style-name="P118"><text:tab/>#include&lt;stdio.h&gt;</text:p>
      <text:p text:style-name="P116"><text:span text:style-name="T291"><text:tab/></text:span><text:span text:style-name="T292">typedef union </text:span></text:p>
      <text:p text:style-name="P117"><text:tab/>{</text:p>
      <text:p text:style-name="P117"><text:tab/><text:tab/>int value;</text:p>
      <text:p text:style-name="P116"><text:span text:style-name="T291"><text:tab/><text:tab/>int </text:span><text:span text:style-name="T293">number_of_digits</text:span><text:span text:style-name="T291">;</text:span></text:p>
      <text:p text:style-name="P116"><text:span text:style-name="T291"><text:tab/>}</text:span><text:span text:style-name="T292">YYSTYPE</text:span><text:span text:style-name="T291">;</text:span></text:p>
      <text:p text:style-name="P116"><text:span text:style-name="T291"><text:tab/></text:span><text:span text:style-name="T294">YYSTYPE yylval;</text:span></text:p>
      <text:p text:style-name="P119"><text:span text:style-name="T82">%</text:span><text:span text:style-name="T83">}</text:span></text:p>
      <text:p text:style-name="P120"/>
      <text:p text:style-name="P117"><text:soft-page-break/>%%</text:p>
      <text:p text:style-name="P116"/>
      <text:p text:style-name="P115"><text:tab/>/* <text:span text:style-name="T296">Rules */</text:span></text:p>
      <text:p text:style-name="P115">%%</text:p>
      <text:p text:style-name="P115"><text:tab/>/* <text:span text:style-name="T295">Auxiliary functions */</text:span></text:p>
      <text:p text:style-name="P64"/>
      <text:p text:style-name="P86"/>
      <text:p text:style-name="P86"/>
      <text:p text:style-name="P85"/>
      <text:p text:style-name="P8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WenQuanYi Zen Hei Sharp1" svg:font-family="'WenQuanYi Zen Hei Sharp'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1" svg:font-family="FreeMono" style:font-family-generic="swiss" style:font-pitch="variable"/>
    <style:font-face style:name="Jomolhari" svg:font-family="Jomolha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L Gothic" svg:font-family="'VL Gothic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Zen Hei Sharp1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6T05:07:11</meta:creation-date>
    <meta:generator>LibreOffice/3.6$Linux_X86_64 LibreOffice_project/360m1$Build-2</meta:generator>
    <dc:date>2013-10-29T02:33:21</dc:date>
    <meta:editing-duration>PT22H10M22S</meta:editing-duration>
    <meta:editing-cycles>471</meta:editing-cycles>
    <meta:document-statistic meta:table-count="0" meta:image-count="0" meta:object-count="0" meta:page-count="12" meta:paragraph-count="210" meta:word-count="2114" meta:character-count="12483" meta:non-whitespace-character-count="10253"/>
  </office:meta>
</office:document-meta>
</file>